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3300"/>
      <style:text-properties fo:color="#eeeee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ccff66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61"/>
    <style:style style:name="ce6" style:family="table-cell" style:parent-style-name="Default">
      <style:table-cell-properties fo:background-color="#cc3300"/>
      <style:text-properties fo:color="#eeeeee" fo:font-size="10pt" style:font-size-asian="10pt" style:font-size-complex="10pt"/>
    </style:style>
    <style:style style:name="ce7" style:family="table-cell" style:parent-style-name="Default"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8" style:family="table-cell" style:parent-style-name="Default">
      <style:table-cell-properties fo:background-color="#b2b2b2"/>
      <style:text-properties fo:color="#000000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1" table:default-cell-style-name="ce9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Combination</text:p>
          </table:table-cell>
          <table:table-cell table:style-name="ce1" office:value-type="string" calcext:value-type="string">
            <text:p>Error X</text:p>
          </table:table-cell>
          <table:table-cell table:style-name="ce1" office:value-type="string" calcext:value-type="string">
            <text:p>Error Y</text:p>
          </table:table-cell>
          <table:table-cell table:style-name="ce1" office:value-type="string" calcext:value-type="string">
            <text:p>Error Z</text:p>
          </table:table-cell>
          <table:table-cell table:style-name="ce1" office:value-type="string" calcext:value-type="string">
            <text:p>Error <text:s/>Rij</text:p>
          </table:table-cell>
          <table:table-cell table:style-name="ce1" office:value-type="string" calcext:value-type="string">
            <text:p>Error Rik</text:p>
          </table:table-cell>
          <table:table-cell table:style-name="ce1" office:value-type="string" calcext:value-type="string">
            <text:p>Error <text:s/>Rjk</text:p>
          </table:table-cell>
          <table:table-cell table:style-name="ce1" office:value-type="string" calcext:value-type="string">
            <text:p>Error <text:s/>Rkl</text:p>
          </table:table-cell>
          <table:table-cell table:style-name="ce6" office:value-type="string" calcext:value-type="string">
            <text:p>Error Range</text:p>
          </table:table-cell>
          <table:table-cell table:style-name="ce1" office:value-type="string" calcext:value-type="string">
            <text:p>Average Rxx</text:p>
          </table:table-cell>
          <table:table-cell table:style-name="ce1" table:number-columns-repeated="1014"/>
        </table:table-row>
        <table:table-row table:style-name="ro1">
          <table:table-cell table:style-name="ce2" office:value-type="float" office:value="1" calcext:value-type="float" table:number-columns-spanned="1" table:number-rows-spanned="4">
            <text:p>1</text:p>
          </table:table-cell>
          <table:table-cell office:value-type="float" office:value="0.41848765" calcext:value-type="float">
            <text:p>0.41848765</text:p>
          </table:table-cell>
          <table:table-cell office:value-type="float" office:value="-0.53095553" calcext:value-type="float">
            <text:p>-0.53095553</text:p>
          </table:table-cell>
          <table:table-cell office:value-type="float" office:value="95.1256964" calcext:value-type="float">
            <text:p>95.1256964</text:p>
          </table:table-cell>
          <table:table-cell office:value-type="float" office:value="47.9413631829" calcext:value-type="float">
            <text:p>47.9413631829</text:p>
          </table:table-cell>
          <table:table-cell office:value-type="float" office:value="4.05344842338" calcext:value-type="float">
            <text:p>4.0534484234</text:p>
          </table:table-cell>
          <table:table-cell office:value-type="float" office:value="43.8879147596" calcext:value-type="float">
            <text:p>43.8879147596</text:p>
          </table:table-cell>
          <table:table-cell office:value-type="float" office:value="-1.20294540012" calcext:value-type="float">
            <text:p>-1.2029454001</text:p>
          </table:table-cell>
          <table:table-cell table:style-name="ce7" table:formula="of:=SQRT([.B2]^2+[.C2]^2+[.D2]^2)" office:value-type="float" office:value="95.1280986947233" calcext:value-type="float">
            <text:p>95.1280986947</text:p>
          </table:table-cell>
          <table:table-cell table:formula="of:=AVERAGE(ABS([.E2]);ABS( [.F2]);ABS([.G2]);ABS([.H2]))" office:value-type="float" office:value="24.2714179415" calcext:value-type="float">
            <text:p>24.2714179415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1.53588578" calcext:value-type="float">
            <text:p>1.53588578</text:p>
          </table:table-cell>
          <table:table-cell office:value-type="float" office:value="-1.94281745" calcext:value-type="float">
            <text:p>-1.94281745</text:p>
          </table:table-cell>
          <table:table-cell office:value-type="float" office:value="207.98303893" calcext:value-type="float">
            <text:p>207.98303893</text:p>
          </table:table-cell>
          <table:table-cell office:value-type="float" office:value="44.5632356839" calcext:value-type="float">
            <text:p>44.5632356839</text:p>
          </table:table-cell>
          <table:table-cell office:value-type="float" office:value="2.58679061993" calcext:value-type="float">
            <text:p>2.5867906199</text:p>
          </table:table-cell>
          <table:table-cell office:value-type="float" office:value="41.976445064" calcext:value-type="float">
            <text:p>41.976445064</text:p>
          </table:table-cell>
          <table:table-cell office:value-type="float" office:value="-0.641353546162" calcext:value-type="float">
            <text:p>-0.6413535462</text:p>
          </table:table-cell>
          <table:table-cell table:style-name="ce7" table:formula="of:=SQRT([.B3]^2+[.C3]^2+[.D3]^2)" office:value-type="float" office:value="207.997783563506" calcext:value-type="float">
            <text:p>207.9977835635</text:p>
          </table:table-cell>
          <table:table-cell table:formula="of:=AVERAGE(ABS([.E3]);ABS( [.F3]);ABS([.G3]);ABS([.H3]))" office:value-type="float" office:value="22.441956228498" calcext:value-type="float">
            <text:p>22.4419562285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2.96738712" calcext:value-type="float">
            <text:p>2.96738712</text:p>
          </table:table-cell>
          <table:table-cell office:value-type="float" office:value="-3.78963177" calcext:value-type="float">
            <text:p>-3.78963177</text:p>
          </table:table-cell>
          <table:table-cell office:value-type="float" office:value="293.47357315" calcext:value-type="float">
            <text:p>293.47357315</text:p>
          </table:table-cell>
          <table:table-cell office:value-type="float" office:value="23.1244789661" calcext:value-type="float">
            <text:p>23.1244789661</text:p>
          </table:table-cell>
          <table:table-cell office:value-type="float" office:value="1.21288840962" calcext:value-type="float">
            <text:p>1.2128884096</text:p>
          </table:table-cell>
          <table:table-cell office:value-type="float" office:value="21.9115905564" calcext:value-type="float">
            <text:p>21.9115905564</text:p>
          </table:table-cell>
          <table:table-cell office:value-type="float" office:value="-0.287803704501" calcext:value-type="float">
            <text:p>-0.2878037045</text:p>
          </table:table-cell>
          <table:table-cell table:style-name="ce7" table:formula="of:=SQRT([.B4]^2+[.C4]^2+[.D4]^2)" office:value-type="float" office:value="293.51304031116" calcext:value-type="float">
            <text:p>293.5130403112</text:p>
          </table:table-cell>
          <table:table-cell table:formula="of:=AVERAGE(ABS([.E4]);ABS( [.F4]);ABS([.G4]);ABS([.H4]))" office:value-type="float" office:value="11.6341904091553" calcext:value-type="float">
            <text:p>11.6341904092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4.55359336" calcext:value-type="float">
            <text:p>4.55359336</text:p>
          </table:table-cell>
          <table:table-cell office:value-type="float" office:value="-5.83863139" calcext:value-type="float">
            <text:p>-5.83863139</text:p>
          </table:table-cell>
          <table:table-cell office:value-type="float" office:value="377.47326645" calcext:value-type="float">
            <text:p>377.47326645</text:p>
          </table:table-cell>
          <table:table-cell office:value-type="float" office:value="14.2766368433" calcext:value-type="float">
            <text:p>14.2766368433</text:p>
          </table:table-cell>
          <table:table-cell office:value-type="float" office:value="0.700066383783" calcext:value-type="float">
            <text:p>0.7000663838</text:p>
          </table:table-cell>
          <table:table-cell office:value-type="float" office:value="13.5765704595" calcext:value-type="float">
            <text:p>13.5765704595</text:p>
          </table:table-cell>
          <table:table-cell office:value-type="float" office:value="-0.163351275056" calcext:value-type="float">
            <text:p>-0.1633512751</text:p>
          </table:table-cell>
          <table:table-cell table:style-name="ce7" table:formula="of:=SQRT([.B5]^2+[.C5]^2+[.D5]^2)" office:value-type="float" office:value="377.545880276066" calcext:value-type="float">
            <text:p>377.5458802761</text:p>
          </table:table-cell>
          <table:table-cell table:formula="of:=AVERAGE(ABS([.E5]);ABS( [.F5]);ABS([.G5]);ABS([.H5]))" office:value-type="float" office:value="7.17915624040975" calcext:value-type="float">
            <text:p>7.1791562404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office:value-type="float" office:value="0.13382477" calcext:value-type="float">
            <text:p>0.13382477</text:p>
          </table:table-cell>
          <table:table-cell office:value-type="float" office:value="-0.47842387" calcext:value-type="float">
            <text:p>-0.47842387</text:p>
          </table:table-cell>
          <table:table-cell office:value-type="float" office:value="51.44091097" calcext:value-type="float">
            <text:p>51.44091097</text:p>
          </table:table-cell>
          <table:table-cell office:value-type="float" office:value="29.3525634952" calcext:value-type="float">
            <text:p>29.3525634952</text:p>
          </table:table-cell>
          <table:table-cell office:value-type="float" office:value="3.85291738181" calcext:value-type="float">
            <text:p>3.8529173818</text:p>
          </table:table-cell>
          <table:table-cell office:value-type="float" office:value="25.4996461134" calcext:value-type="float">
            <text:p>25.4996461134</text:p>
          </table:table-cell>
          <table:table-cell office:value-type="float" office:value="-2.32171330261" calcext:value-type="float">
            <text:p>-2.3217133026</text:p>
          </table:table-cell>
          <table:table-cell table:style-name="ce7" table:formula="of:=SQRT([.B7]^2+[.C7]^2+[.D7]^2)" office:value-type="float" office:value="51.4433097680536" calcext:value-type="float">
            <text:p>51.4433097681</text:p>
          </table:table-cell>
          <table:table-cell table:formula="of:=AVERAGE(ABS([.E7]);ABS( [.F7]);ABS([.G7]);ABS([.H7]))" office:value-type="float" office:value="15.256710073255" calcext:value-type="float">
            <text:p>15.2567100733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0.49471784" calcext:value-type="float">
            <text:p>0.49471784</text:p>
          </table:table-cell>
          <table:table-cell office:value-type="float" office:value="-1.31508977" calcext:value-type="float">
            <text:p>-1.31508977</text:p>
          </table:table-cell>
          <table:table-cell office:value-type="float" office:value="105.58517466" calcext:value-type="float">
            <text:p>105.58517466</text:p>
          </table:table-cell>
          <table:table-cell office:value-type="float" office:value="25.6128060244" calcext:value-type="float">
            <text:p>25.6128060244</text:p>
          </table:table-cell>
          <table:table-cell office:value-type="float" office:value="2.52095250171" calcext:value-type="float">
            <text:p>2.5209525017</text:p>
          </table:table-cell>
          <table:table-cell office:value-type="float" office:value="23.0918535227" calcext:value-type="float">
            <text:p>23.0918535227</text:p>
          </table:table-cell>
          <table:table-cell office:value-type="float" office:value="-1.53963562098" calcext:value-type="float">
            <text:p>-1.539635621</text:p>
          </table:table-cell>
          <table:table-cell table:style-name="ce7" table:formula="of:=SQRT([.B8]^2+[.C8]^2+[.D8]^2)" office:value-type="float" office:value="105.594523128935" calcext:value-type="float">
            <text:p>105.5945231289</text:p>
          </table:table-cell>
          <table:table-cell table:formula="of:=AVERAGE(ABS([.E8]);ABS( [.F8]);ABS([.G8]);ABS([.H8]))" office:value-type="float" office:value="13.1913119174475" calcext:value-type="float">
            <text:p>13.1913119174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1.03111069" calcext:value-type="float">
            <text:p>1.03111069</text:p>
          </table:table-cell>
          <table:table-cell office:value-type="float" office:value="-2.30568747" calcext:value-type="float">
            <text:p>-2.30568747</text:p>
          </table:table-cell>
          <table:table-cell office:value-type="float" office:value="147.96838361" calcext:value-type="float">
            <text:p>147.96838361</text:p>
          </table:table-cell>
          <table:table-cell office:value-type="float" office:value="10.6297455847" calcext:value-type="float">
            <text:p>10.6297455847</text:p>
          </table:table-cell>
          <table:table-cell office:value-type="float" office:value="1.19508778496" calcext:value-type="float">
            <text:p>1.195087785</text:p>
          </table:table-cell>
          <table:table-cell office:value-type="float" office:value="9.43465779972" calcext:value-type="float">
            <text:p>9.4346577997</text:p>
          </table:table-cell>
          <table:table-cell office:value-type="float" office:value="-0.733714937349" calcext:value-type="float">
            <text:p>-0.7337149373</text:p>
          </table:table-cell>
          <table:table-cell table:style-name="ce7" table:formula="of:=SQRT([.B9]^2+[.C9]^2+[.D9]^2)" office:value-type="float" office:value="147.989938617868" calcext:value-type="float">
            <text:p>147.9899386179</text:p>
          </table:table-cell>
          <table:table-cell table:formula="of:=AVERAGE(ABS([.E9]);ABS( [.F9]);ABS([.G9]);ABS([.H9]))" office:value-type="float" office:value="5.49830152668225" calcext:value-type="float">
            <text:p>5.4983015267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1.75623502" calcext:value-type="float">
            <text:p>1.75623502</text:p>
          </table:table-cell>
          <table:table-cell office:value-type="float" office:value="-3.54469475" calcext:value-type="float">
            <text:p>-3.54469475</text:p>
          </table:table-cell>
          <table:table-cell office:value-type="float" office:value="191.28260301" calcext:value-type="float">
            <text:p>191.28260301</text:p>
          </table:table-cell>
          <table:table-cell office:value-type="float" office:value="4.64470178683" calcext:value-type="float">
            <text:p>4.6447017868</text:p>
          </table:table-cell>
          <table:table-cell office:value-type="float" office:value="0.695893646625" calcext:value-type="float">
            <text:p>0.6958936466</text:p>
          </table:table-cell>
          <table:table-cell office:value-type="float" office:value="3.94880814021" calcext:value-type="float">
            <text:p>3.9488081402</text:p>
          </table:table-cell>
          <table:table-cell office:value-type="float" office:value="-0.428840989451" calcext:value-type="float">
            <text:p>-0.4288409895</text:p>
          </table:table-cell>
          <table:table-cell table:style-name="ce7" table:formula="of:=SQRT([.B10]^2+[.C10]^2+[.D10]^2)" office:value-type="float" office:value="191.323504663168" calcext:value-type="float">
            <text:p>191.3235046632</text:p>
          </table:table-cell>
          <table:table-cell table:formula="of:=AVERAGE(ABS([.E10]);ABS( [.F10]);ABS([.G10]);ABS([.H10]))" office:value-type="float" office:value="2.429561140779" calcext:value-type="float">
            <text:p>2.4295611408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2" office:value-type="float" office:value="3" calcext:value-type="float" table:number-columns-spanned="1" table:number-rows-spanned="4">
            <text:p>3</text:p>
          </table:table-cell>
          <table:table-cell office:value-type="float" office:value="0.10592238" calcext:value-type="float">
            <text:p>0.10592238</text:p>
          </table:table-cell>
          <table:table-cell office:value-type="float" office:value="-0.20921931" calcext:value-type="float">
            <text:p>-0.20921931</text:p>
          </table:table-cell>
          <table:table-cell office:value-type="float" office:value="20.83894258" calcext:value-type="float">
            <text:p>20.83894258</text:p>
          </table:table-cell>
          <table:table-cell office:value-type="float" office:value="11.9063205634" calcext:value-type="float">
            <text:p>11.9063205634</text:p>
          </table:table-cell>
          <table:table-cell office:value-type="float" office:value="0.648560768255" calcext:value-type="float">
            <text:p>0.6485607683</text:p>
          </table:table-cell>
          <table:table-cell office:value-type="float" office:value="11.2577597952" calcext:value-type="float">
            <text:p>11.2577597952</text:p>
          </table:table-cell>
          <table:table-cell office:value-type="float" office:value="-0.362718274162" calcext:value-type="float">
            <text:p>-0.3627182742</text:p>
          </table:table-cell>
          <table:table-cell table:style-name="ce7" table:formula="of:=SQRT([.B12]^2+[.C12]^2+[.D12]^2)" office:value-type="float" office:value="20.8402619974606" calcext:value-type="float">
            <text:p>20.8402619975</text:p>
          </table:table-cell>
          <table:table-cell table:formula="of:=AVERAGE(ABS([.E12]);ABS( [.F12]);ABS([.G12]);ABS([.H12]))" office:value-type="float" office:value="6.04383985025425" calcext:value-type="float">
            <text:p>6.0438398503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0.33486483" calcext:value-type="float">
            <text:p>0.33486483</text:p>
          </table:table-cell>
          <table:table-cell office:value-type="float" office:value="-0.57323544" calcext:value-type="float">
            <text:p>-0.57323544</text:p>
          </table:table-cell>
          <table:table-cell office:value-type="float" office:value="42.53503599" calcext:value-type="float">
            <text:p>42.53503599</text:p>
          </table:table-cell>
          <table:table-cell office:value-type="float" office:value="10.3498419871" calcext:value-type="float">
            <text:p>10.3498419871</text:p>
          </table:table-cell>
          <table:table-cell office:value-type="float" office:value="0.410375784122" calcext:value-type="float">
            <text:p>0.4103757841</text:p>
          </table:table-cell>
          <table:table-cell office:value-type="float" office:value="9.93946620301" calcext:value-type="float">
            <text:p>9.939466203</text:p>
          </table:table-cell>
          <table:table-cell office:value-type="float" office:value="-0.249698908854" calcext:value-type="float">
            <text:p>-0.2496989089</text:p>
          </table:table-cell>
          <table:table-cell table:style-name="ce7" table:formula="of:=SQRT([.B13]^2+[.C13]^2+[.D13]^2)" office:value-type="float" office:value="42.5402165015017" calcext:value-type="float">
            <text:p>42.5402165015</text:p>
          </table:table-cell>
          <table:table-cell table:formula="of:=AVERAGE(ABS([.E13]);ABS( [.F13]);ABS([.G13]);ABS([.H13]))" office:value-type="float" office:value="5.2373457207715" calcext:value-type="float">
            <text:p>5.2373457208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0.62710049" calcext:value-type="float">
            <text:p>0.62710049</text:p>
          </table:table-cell>
          <table:table-cell office:value-type="float" office:value="-1.00958449" calcext:value-type="float">
            <text:p>-1.00958449</text:p>
          </table:table-cell>
          <table:table-cell office:value-type="float" office:value="59.45048195" calcext:value-type="float">
            <text:p>59.45048195</text:p>
          </table:table-cell>
          <table:table-cell office:value-type="float" office:value="4.30620761593" calcext:value-type="float">
            <text:p>4.3062076159</text:p>
          </table:table-cell>
          <table:table-cell office:value-type="float" office:value="0.193023472035" calcext:value-type="float">
            <text:p>0.193023472</text:p>
          </table:table-cell>
          <table:table-cell office:value-type="float" office:value="4.11318414389" calcext:value-type="float">
            <text:p>4.1131841439</text:p>
          </table:table-cell>
          <table:table-cell office:value-type="float" office:value="-0.119364364757" calcext:value-type="float">
            <text:p>-0.1193643648</text:p>
          </table:table-cell>
          <table:table-cell table:style-name="ce7" table:formula="of:=SQRT([.B14]^2+[.C14]^2+[.D14]^2)" office:value-type="float" office:value="59.4623605312998" calcext:value-type="float">
            <text:p>59.4623605313</text:p>
          </table:table-cell>
          <table:table-cell table:formula="of:=AVERAGE(ABS([.E14]);ABS( [.F14]);ABS([.G14]);ABS([.H14]))" office:value-type="float" office:value="2.182944899153" calcext:value-type="float">
            <text:p>2.1829448992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0.99989942" calcext:value-type="float">
            <text:p>0.99989942</text:p>
          </table:table-cell>
          <table:table-cell office:value-type="float" office:value="-1.55442544" calcext:value-type="float">
            <text:p>-1.55442544</text:p>
          </table:table-cell>
          <table:table-cell office:value-type="float" office:value="76.64150216" calcext:value-type="float">
            <text:p>76.64150216</text:p>
          </table:table-cell>
          <table:table-cell office:value-type="float" office:value="1.88865556353" calcext:value-type="float">
            <text:p>1.8886555635</text:p>
          </table:table-cell>
          <table:table-cell office:value-type="float" office:value="0.112059567618" calcext:value-type="float">
            <text:p>0.1120595676</text:p>
          </table:table-cell>
          <table:table-cell office:value-type="float" office:value="1.77659599591" calcext:value-type="float">
            <text:p>1.7765959959</text:p>
          </table:table-cell>
          <table:table-cell office:value-type="float" office:value="-0.0697834175662" calcext:value-type="float">
            <text:p>-0.0697834176</text:p>
          </table:table-cell>
          <table:table-cell table:style-name="ce7" table:formula="of:=SQRT([.B15]^2+[.C15]^2+[.D15]^2)" office:value-type="float" office:value="76.6637847398622" calcext:value-type="float">
            <text:p>76.6637847399</text:p>
          </table:table-cell>
          <table:table-cell table:formula="of:=AVERAGE(ABS([.E15]);ABS( [.F15]);ABS([.G15]);ABS([.H15]))" office:value-type="float" office:value="0.96177363615605" calcext:value-type="float">
            <text:p>0.9617736362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2" office:value-type="float" office:value="4" calcext:value-type="float" table:number-columns-spanned="1" table:number-rows-spanned="4">
            <text:p>4</text:p>
          </table:table-cell>
          <table:table-cell office:value-type="float" office:value="-0.35600706" calcext:value-type="float">
            <text:p>-0.35600706</text:p>
          </table:table-cell>
          <table:table-cell office:value-type="float" office:value="0.64224035" calcext:value-type="float">
            <text:p>0.64224035</text:p>
          </table:table-cell>
          <table:table-cell office:value-type="float" office:value="-73.08331952" calcext:value-type="float">
            <text:p>-73.08331952</text:p>
          </table:table-cell>
          <table:table-cell office:value-type="float" office:value="-39.5389823849" calcext:value-type="float">
            <text:p>-39.5389823849</text:p>
          </table:table-cell>
          <table:table-cell office:value-type="float" office:value="0.690099687276" calcext:value-type="float">
            <text:p>0.6900996873</text:p>
          </table:table-cell>
          <table:table-cell office:value-type="float" office:value="-40.2290820722" calcext:value-type="float">
            <text:p>-40.2290820722</text:p>
          </table:table-cell>
          <table:table-cell office:value-type="float" office:value="-4.81067503254" calcext:value-type="float">
            <text:p>-4.8106750325</text:p>
          </table:table-cell>
          <table:table-cell table:style-name="ce7" table:formula="of:=SQRT([.B17]^2+[.C17]^2+[.D17]^2)" office:value-type="float" office:value="73.0870084608499" calcext:value-type="float">
            <text:p>73.0870084609</text:p>
          </table:table-cell>
          <table:table-cell table:formula="of:=AVERAGE(ABS([.E17]);ABS( [.F17]);ABS([.G17]);ABS([.H17]))" office:value-type="float" office:value="21.317209794229" calcext:value-type="float">
            <text:p>21.3172097942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1.12229037" calcext:value-type="float">
            <text:p>-1.12229037</text:p>
          </table:table-cell>
          <table:table-cell office:value-type="float" office:value="1.74142758" calcext:value-type="float">
            <text:p>1.74142758</text:p>
          </table:table-cell>
          <table:table-cell office:value-type="float" office:value="-132.32713471" calcext:value-type="float">
            <text:p>-132.32713471</text:p>
          </table:table-cell>
          <table:table-cell office:value-type="float" office:value="-18.1907735143" calcext:value-type="float">
            <text:p>-18.1907735143</text:p>
          </table:table-cell>
          <table:table-cell office:value-type="float" office:value="0.424779556401" calcext:value-type="float">
            <text:p>0.4247795564</text:p>
          </table:table-cell>
          <table:table-cell office:value-type="float" office:value="-18.6155530707" calcext:value-type="float">
            <text:p>-18.6155530707</text:p>
          </table:table-cell>
          <table:table-cell office:value-type="float" office:value="-2.75062094125" calcext:value-type="float">
            <text:p>-2.7506209413</text:p>
          </table:table-cell>
          <table:table-cell table:style-name="ce7" table:formula="of:=SQRT([.B18]^2+[.C18]^2+[.D18]^2)" office:value-type="float" office:value="132.343351499988" calcext:value-type="float">
            <text:p>132.3433515</text:p>
          </table:table-cell>
          <table:table-cell table:formula="of:=AVERAGE(ABS([.E18]);ABS( [.F18]);ABS([.G18]);ABS([.H18]))" office:value-type="float" office:value="9.99543177066275" calcext:value-type="float">
            <text:p>9.9954317707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2.53537805" calcext:value-type="float">
            <text:p>-2.53537805</text:p>
          </table:table-cell>
          <table:table-cell office:value-type="float" office:value="3.7059483" calcext:value-type="float">
            <text:p>3.7059483</text:p>
          </table:table-cell>
          <table:table-cell office:value-type="float" office:value="-182.27221238" calcext:value-type="float">
            <text:p>-182.27221238</text:p>
          </table:table-cell>
          <table:table-cell office:value-type="float" office:value="11.9670801269" calcext:value-type="float">
            <text:p>11.9670801269</text:p>
          </table:table-cell>
          <table:table-cell office:value-type="float" office:value="0.199136420371" calcext:value-type="float">
            <text:p>0.1991364204</text:p>
          </table:table-cell>
          <table:table-cell office:value-type="float" office:value="11.7679437065" calcext:value-type="float">
            <text:p>11.7679437065</text:p>
          </table:table-cell>
          <table:table-cell office:value-type="float" office:value="-1.28052167894" calcext:value-type="float">
            <text:p>-1.2805216789</text:p>
          </table:table-cell>
          <table:table-cell table:style-name="ce7" table:formula="of:=SQRT([.B19]^2+[.C19]^2+[.D19]^2)" office:value-type="float" office:value="182.327511913475" calcext:value-type="float">
            <text:p>182.3275119135</text:p>
          </table:table-cell>
          <table:table-cell table:formula="of:=AVERAGE(ABS([.E19]);ABS( [.F19]);ABS([.G19]);ABS([.H19]))" office:value-type="float" office:value="6.30367048317775" calcext:value-type="float">
            <text:p>6.3036704832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5.25676414" calcext:value-type="float">
            <text:p>-5.25676414</text:p>
          </table:table-cell>
          <table:table-cell office:value-type="float" office:value="7.43060455" calcext:value-type="float">
            <text:p>7.43060455</text:p>
          </table:table-cell>
          <table:table-cell office:value-type="float" office:value="-235.15230334" calcext:value-type="float">
            <text:p>-235.15230334</text:p>
          </table:table-cell>
          <table:table-cell office:value-type="float" office:value="23.7408016401" calcext:value-type="float">
            <text:p>23.7408016401</text:p>
          </table:table-cell>
          <table:table-cell office:value-type="float" office:value="0.115842281986" calcext:value-type="float">
            <text:p>0.115842282</text:p>
          </table:table-cell>
          <table:table-cell office:value-type="float" office:value="23.6249593581" calcext:value-type="float">
            <text:p>23.6249593581</text:p>
          </table:table-cell>
          <table:table-cell office:value-type="float" office:value="-0.745319694281" calcext:value-type="float">
            <text:p>-0.7453196943</text:p>
          </table:table-cell>
          <table:table-cell table:style-name="ce7" table:formula="of:=SQRT([.B20]^2+[.C20]^2+[.D20]^2)" office:value-type="float" office:value="235.328394417906" calcext:value-type="float">
            <text:p>235.3283944179</text:p>
          </table:table-cell>
          <table:table-cell table:formula="of:=AVERAGE(ABS([.E20]);ABS( [.F20]);ABS([.G20]);ABS([.H20]))" office:value-type="float" office:value="12.0567307436168" calcext:value-type="float">
            <text:p>12.0567307436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5" office:value-type="float" office:value="0.0348198958" calcext:value-type="float">
            <text:p>3.48E-02</text:p>
          </table:table-cell>
          <table:table-cell table:style-name="ce5" office:value-type="float" office:value="-0.353449023" calcext:value-type="float">
            <text:p>-3.53E-01</text:p>
          </table:table-cell>
          <table:table-cell table:style-name="ce5" office:value-type="float" office:value="51.3043848" calcext:value-type="float">
            <text:p>5.13E+01</text:p>
          </table:table-cell>
          <table:table-cell office:value-type="float" office:value="15.9757490889" calcext:value-type="float">
            <text:p>15.9757490889</text:p>
          </table:table-cell>
          <table:table-cell office:value-type="float" office:value="3.85291867681" calcext:value-type="float">
            <text:p>3.8529186768</text:p>
          </table:table-cell>
          <table:table-cell office:value-type="float" office:value="12.122830412" calcext:value-type="float">
            <text:p>12.122830412</text:p>
          </table:table-cell>
          <table:table-cell office:value-type="float" office:value="-2.32171473875" calcext:value-type="float">
            <text:p>-2.3217147388</text:p>
          </table:table-cell>
          <table:table-cell table:style-name="ce7" table:formula="of:=SQRT([.B22]^2+[.C22]^2+[.D22]^2)" office:value-type="float" office:value="51.3056141016115" calcext:value-type="float">
            <text:p>51.3056141016</text:p>
          </table:table-cell>
          <table:table-cell table:formula="of:=AVERAGE(ABS([.E22]);ABS( [.F22]);ABS([.G22]);ABS([.H22]))" office:value-type="float" office:value="8.568303229115" calcext:value-type="float">
            <text:p>8.5683032291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0.53393567" calcext:value-type="float">
            <text:p>0.53393567</text:p>
          </table:table-cell>
          <table:table-cell office:value-type="float" office:value="-1.3673902" calcext:value-type="float">
            <text:p>-1.3673902</text:p>
          </table:table-cell>
          <table:table-cell office:value-type="float" office:value="105.61494299" calcext:value-type="float">
            <text:p>105.61494299</text:p>
          </table:table-cell>
          <table:table-cell office:value-type="float" office:value="9.38760950119" calcext:value-type="float">
            <text:p>9.3876095012</text:p>
          </table:table-cell>
          <table:table-cell office:value-type="float" office:value="2.52095244038" calcext:value-type="float">
            <text:p>2.5209524404</text:p>
          </table:table-cell>
          <table:table-cell office:value-type="float" office:value="6.86665706082" calcext:value-type="float">
            <text:p>6.8666570608</text:p>
          </table:table-cell>
          <table:table-cell office:value-type="float" office:value="-1.53963555316" calcext:value-type="float">
            <text:p>-1.5396355532</text:p>
          </table:table-cell>
          <table:table-cell table:style-name="ce7" table:formula="of:=SQRT([.B23]^2+[.C23]^2+[.D23]^2)" office:value-type="float" office:value="105.625143910149" calcext:value-type="float">
            <text:p>105.6251439102</text:p>
          </table:table-cell>
          <table:table-cell table:formula="of:=AVERAGE(ABS([.E23]);ABS( [.F23]);ABS([.G23]);ABS([.H23]))" office:value-type="float" office:value="5.0787136388875" calcext:value-type="float">
            <text:p>5.0787136389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1.40755005" calcext:value-type="float">
            <text:p>1.40755005</text:p>
          </table:table-cell>
          <table:table-cell office:value-type="float" office:value="-2.81040247" calcext:value-type="float">
            <text:p>-2.81040247</text:p>
          </table:table-cell>
          <table:table-cell office:value-type="float" office:value="148.09445393" calcext:value-type="float">
            <text:p>148.09445393</text:p>
          </table:table-cell>
          <table:table-cell office:value-type="float" office:value="4.10458488298" calcext:value-type="float">
            <text:p>4.104584883</text:p>
          </table:table-cell>
          <table:table-cell office:value-type="float" office:value="1.19508761592" calcext:value-type="float">
            <text:p>1.1950876159</text:p>
          </table:table-cell>
          <table:table-cell office:value-type="float" office:value="2.90949726706" calcext:value-type="float">
            <text:p>2.9094972671</text:p>
          </table:table-cell>
          <table:table-cell office:value-type="float" office:value="-0.733714772752" calcext:value-type="float">
            <text:p>-0.7337147728</text:p>
          </table:table-cell>
          <table:table-cell table:style-name="ce7" table:formula="of:=SQRT([.B24]^2+[.C24]^2+[.D24]^2)" office:value-type="float" office:value="148.127805775997" calcext:value-type="float">
            <text:p>148.127805776</text:p>
          </table:table-cell>
          <table:table-cell table:formula="of:=AVERAGE(ABS([.E24]);ABS( [.F24]);ABS([.G24]);ABS([.H24]))" office:value-type="float" office:value="2.235721134678" calcext:value-type="float">
            <text:p>2.2357211347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2.51567085" calcext:value-type="float">
            <text:p>2.51567085</text:p>
          </table:table-cell>
          <table:table-cell office:value-type="float" office:value="-4.56137503" calcext:value-type="float">
            <text:p>-4.56137503</text:p>
          </table:table-cell>
          <table:table-cell office:value-type="float" office:value="191.42985874" calcext:value-type="float">
            <text:p>191.42985874</text:p>
          </table:table-cell>
          <table:table-cell office:value-type="float" office:value="2.30127317706" calcext:value-type="float">
            <text:p>2.3012731771</text:p>
          </table:table-cell>
          <table:table-cell office:value-type="float" office:value="0.695893450669" calcext:value-type="float">
            <text:p>0.6958934507</text:p>
          </table:table-cell>
          <table:table-cell office:value-type="float" office:value="1.60537972639" calcext:value-type="float">
            <text:p>1.6053797264</text:p>
          </table:table-cell>
          <table:table-cell office:value-type="float" office:value="-0.428840827255" calcext:value-type="float">
            <text:p>-0.4288408273</text:p>
          </table:table-cell>
          <table:table-cell table:style-name="ce7" table:formula="of:=SQRT([.B25]^2+[.C25]^2+[.D25]^2)" office:value-type="float" office:value="191.500719474383" calcext:value-type="float">
            <text:p>191.5007194744</text:p>
          </table:table-cell>
          <table:table-cell table:formula="of:=AVERAGE(ABS([.E25]);ABS( [.F25]);ABS([.G25]);ABS([.H25]))" office:value-type="float" office:value="1.2578467953435" calcext:value-type="float">
            <text:p>1.2578467953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2" office:value-type="float" office:value="6" calcext:value-type="float" table:number-columns-spanned="1" table:number-rows-spanned="4">
            <text:p>6</text:p>
          </table:table-cell>
          <table:table-cell office:value-type="float" office:value="0.02744106" calcext:value-type="float">
            <text:p>0.02744106</text:p>
          </table:table-cell>
          <table:table-cell office:value-type="float" office:value="-0.09645893" calcext:value-type="float">
            <text:p>-0.09645893</text:p>
          </table:table-cell>
          <table:table-cell office:value-type="float" office:value="20.72937662" calcext:value-type="float">
            <text:p>20.72937662</text:p>
          </table:table-cell>
          <table:table-cell office:value-type="float" office:value="6.47886084113" calcext:value-type="float">
            <text:p>6.4788608411</text:p>
          </table:table-cell>
          <table:table-cell office:value-type="float" office:value="0.648560594276" calcext:value-type="float">
            <text:p>0.6485605943</text:p>
          </table:table-cell>
          <table:table-cell office:value-type="float" office:value="5.83030024685" calcext:value-type="float">
            <text:p>5.8303002469</text:p>
          </table:table-cell>
          <table:table-cell office:value-type="float" office:value="-0.36271821618" calcext:value-type="float">
            <text:p>-0.3627182162</text:p>
          </table:table-cell>
          <table:table-cell table:style-name="ce7" table:formula="of:=SQRT([.B27]^2+[.C27]^2+[.D27]^2)" office:value-type="float" office:value="20.7296192051555" calcext:value-type="float">
            <text:p>20.7296192052</text:p>
          </table:table-cell>
          <table:table-cell table:formula="of:=AVERAGE(ABS([.E27]);ABS( [.F27]);ABS([.G27]);ABS([.H27]))" office:value-type="float" office:value="3.330109974609" calcext:value-type="float">
            <text:p>3.3301099746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0.14035072" calcext:value-type="float">
            <text:p>0.14035072</text:p>
          </table:table-cell>
          <table:table-cell office:value-type="float" office:value="-0.30772186" calcext:value-type="float">
            <text:p>-0.30772186</text:p>
          </table:table-cell>
          <table:table-cell office:value-type="float" office:value="42.40000704" calcext:value-type="float">
            <text:p>42.40000704</text:p>
          </table:table-cell>
          <table:table-cell office:value-type="float" office:value="3.7929025156" calcext:value-type="float">
            <text:p>3.7929025156</text:p>
          </table:table-cell>
          <table:table-cell office:value-type="float" office:value="0.41037562213" calcext:value-type="float">
            <text:p>0.4103756221</text:p>
          </table:table-cell>
          <table:table-cell office:value-type="float" office:value="3.38252689347" calcext:value-type="float">
            <text:p>3.3825268935</text:p>
          </table:table-cell>
          <table:table-cell office:value-type="float" office:value="-0.249698820146" calcext:value-type="float">
            <text:p>-0.2496988201</text:p>
          </table:table-cell>
          <table:table-cell table:style-name="ce7" table:formula="of:=SQRT([.B28]^2+[.C28]^2+[.D28]^2)" office:value-type="float" office:value="42.4013559695887" calcext:value-type="float">
            <text:p>42.4013559696</text:p>
          </table:table-cell>
          <table:table-cell table:formula="of:=AVERAGE(ABS([.E28]);ABS( [.F28]);ABS([.G28]);ABS([.H28]))" office:value-type="float" office:value="1.9588759628365" calcext:value-type="float">
            <text:p>1.9588759628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0.31197225" calcext:value-type="float">
            <text:p>0.31197225</text:p>
          </table:table-cell>
          <table:table-cell office:value-type="float" office:value="-0.58401774" calcext:value-type="float">
            <text:p>-0.58401774</text:p>
          </table:table-cell>
          <table:table-cell office:value-type="float" office:value="59.37982331" calcext:value-type="float">
            <text:p>59.37982331</text:p>
          </table:table-cell>
          <table:table-cell office:value-type="float" office:value="1.66273393213" calcext:value-type="float">
            <text:p>1.6627339321</text:p>
          </table:table-cell>
          <table:table-cell office:value-type="float" office:value="0.193023199579" calcext:value-type="float">
            <text:p>0.1930231996</text:p>
          </table:table-cell>
          <table:table-cell office:value-type="float" office:value="1.46971073255" calcext:value-type="float">
            <text:p>1.4697107326</text:p>
          </table:table-cell>
          <table:table-cell office:value-type="float" office:value="-0.119364199505" calcext:value-type="float">
            <text:p>-0.1193641995</text:p>
          </table:table-cell>
          <table:table-cell table:style-name="ce7" table:formula="of:=SQRT([.B29]^2+[.C29]^2+[.D29]^2)" office:value-type="float" office:value="59.3835147135316" calcext:value-type="float">
            <text:p>59.3835147135</text:p>
          </table:table-cell>
          <table:table-cell table:formula="of:=AVERAGE(ABS([.E29]);ABS( [.F29]);ABS([.G29]);ABS([.H29]))" office:value-type="float" office:value="0.861208015941" calcext:value-type="float">
            <text:p>0.8612080159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0.5241381" calcext:value-type="float">
            <text:p>0.5241381</text:p>
          </table:table-cell>
          <table:table-cell office:value-type="float" office:value="-0.91476783" calcext:value-type="float">
            <text:p>-0.91476783</text:p>
          </table:table-cell>
          <table:table-cell office:value-type="float" office:value="76.61929348" calcext:value-type="float">
            <text:p>76.61929348</text:p>
          </table:table-cell>
          <table:table-cell office:value-type="float" office:value="0.935742526315" calcext:value-type="float">
            <text:p>0.9357425263</text:p>
          </table:table-cell>
          <table:table-cell office:value-type="float" office:value="0.112059150968" calcext:value-type="float">
            <text:p>0.112059151</text:p>
          </table:table-cell>
          <table:table-cell office:value-type="float" office:value="0.823683375347" calcext:value-type="float">
            <text:p>0.8236833753</text:p>
          </table:table-cell>
          <table:table-cell office:value-type="float" office:value="-0.0697831597354" calcext:value-type="float">
            <text:p>-0.0697831597</text:p>
          </table:table-cell>
          <table:table-cell table:style-name="ce7" table:formula="of:=SQRT([.B30]^2+[.C30]^2+[.D30]^2)" office:value-type="float" office:value="76.6265466682732" calcext:value-type="float">
            <text:p>76.6265466683</text:p>
          </table:table-cell>
          <table:table-cell table:formula="of:=AVERAGE(ABS([.E30]);ABS( [.F30]);ABS([.G30]);ABS([.H30]))" office:value-type="float" office:value="0.48531705309135" calcext:value-type="float">
            <text:p>0.4853170531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4" office:value-type="float" office:value="7" calcext:value-type="float" table:number-columns-spanned="1" table:number-rows-spanned="4">
            <text:p>7</text:p>
          </table:table-cell>
          <table:table-cell table:style-name="ce5" office:value-type="float" office:value="0.0000406155741" calcext:value-type="float">
            <text:p>4.06E-05</text:p>
          </table:table-cell>
          <table:table-cell table:style-name="ce5" office:value-type="float" office:value="-0.000531336409" calcext:value-type="float">
            <text:p>-5.31E-04</text:p>
          </table:table-cell>
          <table:table-cell table:style-name="ce5" office:value-type="float" office:value="0.365022115" calcext:value-type="float">
            <text:p>3.65E-01</text:p>
          </table:table-cell>
          <table:table-cell office:value-type="float" office:value="0.114223282399" calcext:value-type="float">
            <text:p>0.1142232824</text:p>
          </table:table-cell>
          <table:table-cell office:value-type="float" office:value="0.184311016594" calcext:value-type="float">
            <text:p>0.1843110166</text:p>
          </table:table-cell>
          <table:table-cell office:value-type="float" office:value="-0.0700877341951" calcext:value-type="float">
            <text:p>-0.0700877342</text:p>
          </table:table-cell>
          <table:table-cell office:value-type="float" office:value="-0.163552681377" calcext:value-type="float">
            <text:p>-0.1635526814</text:p>
          </table:table-cell>
          <table:table-cell table:style-name="ce7" table:formula="of:=SQRT([.B32]^2+[.C32]^2+[.D32]^2)" office:value-type="float" office:value="0.365022503973492" calcext:value-type="float">
            <text:p>0.365022504</text:p>
          </table:table-cell>
          <table:table-cell table:formula="of:=AVERAGE(ABS([.E32]);ABS( [.F32]);ABS([.G32]);ABS([.H32]))" office:value-type="float" office:value="0.133043678641275" calcext:value-type="float">
            <text:p>0.1330436786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float" office:value="0.000182098498" calcext:value-type="float">
            <text:p>1.82E-04</text:p>
          </table:table-cell>
          <table:table-cell table:style-name="ce5" office:value-type="float" office:value="-0.00151647918" calcext:value-type="float">
            <text:p>-1.52E-03</text:p>
          </table:table-cell>
          <table:table-cell table:style-name="ce5" office:value-type="float" office:value="0.979401937" calcext:value-type="float">
            <text:p>9.79E-01</text:p>
          </table:table-cell>
          <table:table-cell office:value-type="float" office:value="0.0876980348257" calcext:value-type="float">
            <text:p>0.0876980348</text:p>
          </table:table-cell>
          <table:table-cell office:value-type="float" office:value="0.210102529774" calcext:value-type="float">
            <text:p>0.2101025298</text:p>
          </table:table-cell>
          <table:table-cell office:value-type="float" office:value="-0.122404494949" calcext:value-type="float">
            <text:p>-0.1224044949</text:p>
          </table:table-cell>
          <table:table-cell office:value-type="float" office:value="-0.192785488907" calcext:value-type="float">
            <text:p>-0.1927854889</text:p>
          </table:table-cell>
          <table:table-cell table:style-name="ce7" table:formula="of:=SQRT([.B33]^2+[.C33]^2+[.D33]^2)" office:value-type="float" office:value="0.979403127965353" calcext:value-type="float">
            <text:p>0.979403128</text:p>
          </table:table-cell>
          <table:table-cell table:formula="of:=AVERAGE(ABS([.E33]);ABS( [.F33]);ABS([.G33]);ABS([.H33]))" office:value-type="float" office:value="0.153247637113925" calcext:value-type="float">
            <text:p>0.1532476371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float" office:value="0.000389351771" calcext:value-type="float">
            <text:p>3.89E-04</text:p>
          </table:table-cell>
          <table:table-cell table:style-name="ce5" office:value-type="float" office:value="-0.00250031616" calcext:value-type="float">
            <text:p>-2.50E-03</text:p>
          </table:table-cell>
          <table:table-cell table:style-name="ce5" office:value-type="float" office:value="1.52623166" calcext:value-type="float">
            <text:p>1.53E+00</text:p>
          </table:table-cell>
          <table:table-cell office:value-type="float" office:value="0.042666678899" calcext:value-type="float">
            <text:p>0.0426666789</text:p>
          </table:table-cell>
          <table:table-cell office:value-type="float" office:value="0.119908629422" calcext:value-type="float">
            <text:p>0.1199086294</text:p>
          </table:table-cell>
          <table:table-cell office:value-type="float" office:value="-0.0772419505229" calcext:value-type="float">
            <text:p>-0.0772419505</text:p>
          </table:table-cell>
          <table:table-cell office:value-type="float" office:value="-0.110837894972" calcext:value-type="float">
            <text:p>-0.110837895</text:p>
          </table:table-cell>
          <table:table-cell table:style-name="ce7" table:formula="of:=SQRT([.B34]^2+[.C34]^2+[.D34]^2)" office:value-type="float" office:value="1.52623375770622" calcext:value-type="float">
            <text:p>1.5262337577</text:p>
          </table:table-cell>
          <table:table-cell table:formula="of:=AVERAGE(ABS([.E34]);ABS( [.F34]);ABS([.G34]);ABS([.H34]))" office:value-type="float" office:value="0.087663788453975" calcext:value-type="float">
            <text:p>0.0876637885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float" office:value="0.000637209858" calcext:value-type="float">
            <text:p>6.37E-04</text:p>
          </table:table-cell>
          <table:table-cell table:style-name="ce5" office:value-type="float" office:value="-0.00352176349" calcext:value-type="float">
            <text:p>-3.52E-03</text:p>
          </table:table-cell>
          <table:table-cell table:style-name="ce5" office:value-type="float" office:value="2.06270954" calcext:value-type="float">
            <text:p>2.06E+00</text:p>
          </table:table-cell>
          <table:table-cell office:value-type="float" office:value="0.0250783199444" calcext:value-type="float">
            <text:p>0.0250783199</text:p>
          </table:table-cell>
          <table:table-cell office:value-type="float" office:value="0.0774203093024" calcext:value-type="float">
            <text:p>0.0774203093</text:p>
          </table:table-cell>
          <table:table-cell office:value-type="float" office:value="-0.052341989358" calcext:value-type="float">
            <text:p>-0.0523419894</text:p>
          </table:table-cell>
          <table:table-cell office:value-type="float" office:value="-0.0719052173372" calcext:value-type="float">
            <text:p>-0.0719052173</text:p>
          </table:table-cell>
          <table:table-cell table:style-name="ce7" table:formula="of:=SQRT([.B35]^2+[.C35]^2+[.D35]^2)" office:value-type="float" office:value="2.06271264485907" calcext:value-type="float">
            <text:p>2.0627126449</text:p>
          </table:table-cell>
          <table:table-cell table:formula="of:=AVERAGE(ABS([.E35]);ABS( [.F35]);ABS([.G35]);ABS([.H35]))" office:value-type="float" office:value="0.0566864589855" calcext:value-type="float">
            <text:p>0.056686459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2" office:value-type="float" office:value="8" calcext:value-type="float" table:number-columns-spanned="1" table:number-rows-spanned="4">
            <text:p>8</text:p>
          </table:table-cell>
          <table:table-cell office:value-type="float" office:value="-12.60880447" calcext:value-type="float">
            <text:p>-12.60880447</text:p>
          </table:table-cell>
          <table:table-cell office:value-type="float" office:value="13.36116384" calcext:value-type="float">
            <text:p>13.36116384</text:p>
          </table:table-cell>
          <table:table-cell office:value-type="float" office:value="-615.81092043" calcext:value-type="float">
            <text:p>-615.81092043</text:p>
          </table:table-cell>
          <table:table-cell office:value-type="float" office:value="-196.028420632" calcext:value-type="float">
            <text:p>-196.028420632</text:p>
          </table:table-cell>
          <table:table-cell office:value-type="float" office:value="-361.913106055" calcext:value-type="float">
            <text:p>-361.913106055</text:p>
          </table:table-cell>
          <table:table-cell office:value-type="float" office:value="165.884685423" calcext:value-type="float">
            <text:p>165.884685423</text:p>
          </table:table-cell>
          <table:table-cell office:value-type="float" office:value="353.330354958" calcext:value-type="float">
            <text:p>353.330354958</text:p>
          </table:table-cell>
          <table:table-cell table:style-name="ce7" table:formula="of:=SQRT([.B37]^2+[.C37]^2+[.D37]^2)" office:value-type="float" office:value="616.084890555" calcext:value-type="float">
            <text:p>616.084890555</text:p>
          </table:table-cell>
          <table:table-cell table:formula="of:=AVERAGE(ABS([.E37]);ABS( [.F37]);ABS([.G37]);ABS([.H37]))" office:value-type="float" office:value="269.289141767" calcext:value-type="float">
            <text:p>269.289141767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37.80548363" calcext:value-type="float">
            <text:p>-37.80548363</text:p>
          </table:table-cell>
          <table:table-cell office:value-type="float" office:value="45.55943117" calcext:value-type="float">
            <text:p>45.55943117</text:p>
          </table:table-cell>
          <table:table-cell office:value-type="float" office:value="-2302.73703801" calcext:value-type="float">
            <text:p>-2302.73703801</text:p>
          </table:table-cell>
          <table:table-cell office:value-type="float" office:value="-214.129120939" calcext:value-type="float">
            <text:p>-214.129120939</text:p>
          </table:table-cell>
          <table:table-cell office:value-type="float" office:value="-587.47424734" calcext:value-type="float">
            <text:p>-587.47424734</text:p>
          </table:table-cell>
          <table:table-cell office:value-type="float" office:value="373.345126401" calcext:value-type="float">
            <text:p>373.345126401</text:p>
          </table:table-cell>
          <table:table-cell office:value-type="float" office:value="578.436767634" calcext:value-type="float">
            <text:p>578.436767634</text:p>
          </table:table-cell>
          <table:table-cell table:style-name="ce7" table:formula="of:=SQRT([.B38]^2+[.C38]^2+[.D38]^2)" office:value-type="float" office:value="2303.49794499238" calcext:value-type="float">
            <text:p>2303.4979449924</text:p>
          </table:table-cell>
          <table:table-cell table:formula="of:=AVERAGE(ABS([.E38]);ABS( [.F38]);ABS([.G38]);ABS([.H38]))" office:value-type="float" office:value="438.3463155785" calcext:value-type="float">
            <text:p>438.3463155785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95.68412249" calcext:value-type="float">
            <text:p>-95.68412249</text:p>
          </table:table-cell>
          <table:table-cell office:value-type="float" office:value="122.01200241" calcext:value-type="float">
            <text:p>122.01200241</text:p>
          </table:table-cell>
          <table:table-cell office:value-type="float" office:value="-5676.77235337" calcext:value-type="float">
            <text:p>-5676.77235337</text:p>
          </table:table-cell>
          <table:table-cell office:value-type="float" office:value="-181.657786573" calcext:value-type="float">
            <text:p>-181.657786573</text:p>
          </table:table-cell>
          <table:table-cell office:value-type="float" office:value="-471.965547703" calcext:value-type="float">
            <text:p>-471.965547703</text:p>
          </table:table-cell>
          <table:table-cell office:value-type="float" office:value="290.30776113" calcext:value-type="float">
            <text:p>290.30776113</text:p>
          </table:table-cell>
          <table:table-cell office:value-type="float" office:value="463.935497393" calcext:value-type="float">
            <text:p>463.935497393</text:p>
          </table:table-cell>
          <table:table-cell table:style-name="ce7" table:formula="of:=SQRT([.B39]^2+[.C39]^2+[.D39]^2)" office:value-type="float" office:value="5678.88956857014" calcext:value-type="float">
            <text:p>5678.8895685701</text:p>
          </table:table-cell>
          <table:table-cell table:formula="of:=AVERAGE(ABS([.E39]);ABS( [.F39]);ABS([.G39]);ABS([.H39]))" office:value-type="float" office:value="351.96664819975" calcext:value-type="float">
            <text:p>351.9666481998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253.4426103" calcext:value-type="float">
            <text:p>-253.4426103</text:p>
          </table:table-cell>
          <table:table-cell office:value-type="float" office:value="328.72268223" calcext:value-type="float">
            <text:p>328.72268223</text:p>
          </table:table-cell>
          <table:table-cell office:value-type="float" office:value="-13628.02610199" calcext:value-type="float">
            <text:p>-13628.02610199</text:p>
          </table:table-cell>
          <table:table-cell office:value-type="float" office:value="-233.631839723" calcext:value-type="float">
            <text:p>-233.631839723</text:p>
          </table:table-cell>
          <table:table-cell office:value-type="float" office:value="-472.584410304" calcext:value-type="float">
            <text:p>-472.584410304</text:p>
          </table:table-cell>
          <table:table-cell office:value-type="float" office:value="238.952570581" calcext:value-type="float">
            <text:p>238.952570581</text:p>
          </table:table-cell>
          <table:table-cell office:value-type="float" office:value="462.052235942" calcext:value-type="float">
            <text:p>462.052235942</text:p>
          </table:table-cell>
          <table:table-cell table:style-name="ce7" table:formula="of:=SQRT([.B40]^2+[.C40]^2+[.D40]^2)" office:value-type="float" office:value="13634.3458660491" calcext:value-type="float">
            <text:p>13634.3458660491</text:p>
          </table:table-cell>
          <table:table-cell table:formula="of:=AVERAGE(ABS([.E40]);ABS( [.F40]);ABS([.G40]);ABS([.H40]))" office:value-type="float" office:value="351.8052641375" calcext:value-type="float">
            <text:p>351.8052641375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2" office:value-type="float" office:value="9" calcext:value-type="float" table:number-columns-spanned="1" table:number-rows-spanned="4">
            <text:p>9</text:p>
          </table:table-cell>
          <table:table-cell table:style-name="ce5" office:value-type="float" office:value="-0.594015829" calcext:value-type="float">
            <text:p>-5.94E-01</text:p>
          </table:table-cell>
          <table:table-cell table:style-name="ce5" office:value-type="float" office:value="5.87284943" calcext:value-type="float">
            <text:p>5.87E+00</text:p>
          </table:table-cell>
          <table:table-cell table:style-name="ce5" office:value-type="float" office:value="-630.345005" calcext:value-type="float">
            <text:p>-6.30E+02</text:p>
          </table:table-cell>
          <table:table-cell office:value-type="float" office:value="-196.150486027" calcext:value-type="float">
            <text:p>-196.150486027</text:p>
          </table:table-cell>
          <table:table-cell office:value-type="float" office:value="-362.141649183" calcext:value-type="float">
            <text:p>-362.141649183</text:p>
          </table:table-cell>
          <table:table-cell office:value-type="float" office:value="165.991163157" calcext:value-type="float">
            <text:p>165.991163157</text:p>
          </table:table-cell>
          <table:table-cell office:value-type="float" office:value="315.125631227" calcext:value-type="float">
            <text:p>315.125631227</text:p>
          </table:table-cell>
          <table:table-cell table:style-name="ce7" table:formula="of:=SQRT([.B42]^2+[.C42]^2+[.D42]^2)" office:value-type="float" office:value="630.372642604105" calcext:value-type="float">
            <text:p>630.3726426041</text:p>
          </table:table-cell>
          <table:table-cell table:formula="of:=AVERAGE(ABS([.E42]);ABS( [.F42]);ABS([.G42]);ABS([.H42]))" office:value-type="float" office:value="259.8522323985" calcext:value-type="float">
            <text:p>259.8522323985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11.49903222" calcext:value-type="float">
            <text:p>-11.49903222</text:p>
          </table:table-cell>
          <table:table-cell office:value-type="float" office:value="29.55677221" calcext:value-type="float">
            <text:p>29.55677221</text:p>
          </table:table-cell>
          <table:table-cell office:value-type="float" office:value="-2367.855389" calcext:value-type="float">
            <text:p>-2367.855389</text:p>
          </table:table-cell>
          <table:table-cell office:value-type="float" office:value="-214.504859487" calcext:value-type="float">
            <text:p>-214.504859487</text:p>
          </table:table-cell>
          <table:table-cell office:value-type="float" office:value="-588.515798133" calcext:value-type="float">
            <text:p>-588.515798133</text:p>
          </table:table-cell>
          <table:table-cell office:value-type="float" office:value="374.010938646" calcext:value-type="float">
            <text:p>374.010938646</text:p>
          </table:table-cell>
          <table:table-cell office:value-type="float" office:value="531.077540212" calcext:value-type="float">
            <text:p>531.077540212</text:p>
          </table:table-cell>
          <table:table-cell table:style-name="ce7" table:formula="of:=SQRT([.B43]^2+[.C43]^2+[.D43]^2)" office:value-type="float" office:value="2368.06777220201" calcext:value-type="float">
            <text:p>2368.067772202</text:p>
          </table:table-cell>
          <table:table-cell table:formula="of:=AVERAGE(ABS([.E43]);ABS( [.F43]);ABS([.G43]);ABS([.H43]))" office:value-type="float" office:value="427.0272841195" calcext:value-type="float">
            <text:p>427.0272841195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46.64707348" calcext:value-type="float">
            <text:p>-46.64707348</text:p>
          </table:table-cell>
          <table:table-cell office:value-type="float" office:value="94.39819772" calcext:value-type="float">
            <text:p>94.39819772</text:p>
          </table:table-cell>
          <table:table-cell office:value-type="float" office:value="-5962.89433615" calcext:value-type="float">
            <text:p>-5962.89433615</text:p>
          </table:table-cell>
          <table:table-cell office:value-type="float" office:value="-183.371286269" calcext:value-type="float">
            <text:p>-183.371286269</text:p>
          </table:table-cell>
          <table:table-cell office:value-type="float" office:value="-476.437408811" calcext:value-type="float">
            <text:p>-476.437408811</text:p>
          </table:table-cell>
          <table:table-cell office:value-type="float" office:value="293.066122542" calcext:value-type="float">
            <text:p>293.066122542</text:p>
          </table:table-cell>
          <table:table-cell office:value-type="float" office:value="423.134034536" calcext:value-type="float">
            <text:p>423.134034536</text:p>
          </table:table-cell>
          <table:table-cell table:style-name="ce7" table:formula="of:=SQRT([.B44]^2+[.C44]^2+[.D44]^2)" office:value-type="float" office:value="5963.82392708628" calcext:value-type="float">
            <text:p>5963.8239270863</text:p>
          </table:table-cell>
          <table:table-cell table:formula="of:=AVERAGE(ABS([.E44]);ABS( [.F44]);ABS([.G44]);ABS([.H44]))" office:value-type="float" office:value="344.0022130395" calcext:value-type="float">
            <text:p>344.0022130395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150.87907875" calcext:value-type="float">
            <text:p>-150.87907875</text:p>
          </table:table-cell>
          <table:table-cell office:value-type="float" office:value="277.34930883" calcext:value-type="float">
            <text:p>277.34930883</text:p>
          </table:table-cell>
          <table:table-cell office:value-type="float" office:value="-14615.140596" calcext:value-type="float">
            <text:p>-14615.140596</text:p>
          </table:table-cell>
          <table:table-cell office:value-type="float" office:value="-240.68728034" calcext:value-type="float">
            <text:p>-240.68728034</text:p>
          </table:table-cell>
          <table:table-cell office:value-type="float" office:value="-486.894271033" calcext:value-type="float">
            <text:p>-486.894271033</text:p>
          </table:table-cell>
          <table:table-cell office:value-type="float" office:value="246.206990693" calcext:value-type="float">
            <text:p>246.206990693</text:p>
          </table:table-cell>
          <table:table-cell office:value-type="float" office:value="414.23196816" calcext:value-type="float">
            <text:p>414.23196816</text:p>
          </table:table-cell>
          <table:table-cell table:style-name="ce7" table:formula="of:=SQRT([.B45]^2+[.C45]^2+[.D45]^2)" office:value-type="float" office:value="14618.5506045011" calcext:value-type="float">
            <text:p>14618.5506045011</text:p>
          </table:table-cell>
          <table:table-cell table:formula="of:=AVERAGE(ABS([.E45]);ABS( [.F45]);ABS([.G45]);ABS([.H45]))" office:value-type="float" office:value="347.0051275565" calcext:value-type="float">
            <text:p>347.0051275565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office:value-type="float" office:value="-9.16245608" calcext:value-type="float">
            <text:p>-9.16245608</text:p>
          </table:table-cell>
          <table:table-cell office:value-type="float" office:value="6.84563568" calcext:value-type="float">
            <text:p>6.84563568</text:p>
          </table:table-cell>
          <table:table-cell office:value-type="float" office:value="-839.83481701" calcext:value-type="float">
            <text:p>-839.83481701</text:p>
          </table:table-cell>
          <table:table-cell office:value-type="float" office:value="-312.608816717" calcext:value-type="float">
            <text:p>-312.608816717</text:p>
          </table:table-cell>
          <table:table-cell office:value-type="float" office:value="-457.846134702" calcext:value-type="float">
            <text:p>-457.846134702</text:p>
          </table:table-cell>
          <table:table-cell office:value-type="float" office:value="145.237317985" calcext:value-type="float">
            <text:p>145.237317985</text:p>
          </table:table-cell>
          <table:table-cell office:value-type="float" office:value="450.961903351" calcext:value-type="float">
            <text:p>450.961903351</text:p>
          </table:table-cell>
          <table:table-cell table:style-name="ce7" table:formula="of:=SQRT([.B47]^2+[.C47]^2+[.D47]^2)" office:value-type="float" office:value="839.912693791147" calcext:value-type="float">
            <text:p>839.9126937911</text:p>
          </table:table-cell>
          <table:table-cell table:formula="of:=AVERAGE(ABS([.E47]);ABS( [.F47]);ABS([.G47]);ABS([.H47]))" office:value-type="float" office:value="341.66354318875" calcext:value-type="float">
            <text:p>341.6635431888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57.08603832" calcext:value-type="float">
            <text:p>-57.08603832</text:p>
          </table:table-cell>
          <table:table-cell office:value-type="float" office:value="82.92984556" calcext:value-type="float">
            <text:p>82.92984556</text:p>
          </table:table-cell>
          <table:table-cell office:value-type="float" office:value="-6103.99614538" calcext:value-type="float">
            <text:p>-6103.99614538</text:p>
          </table:table-cell>
          <table:table-cell office:value-type="float" office:value="-917.148654715" calcext:value-type="float">
            <text:p>-917.148654715</text:p>
          </table:table-cell>
          <table:table-cell office:value-type="float" office:value="-961.962397697" calcext:value-type="float">
            <text:p>-961.962397697</text:p>
          </table:table-cell>
          <table:table-cell office:value-type="float" office:value="44.8137429822" calcext:value-type="float">
            <text:p>44.8137429822</text:p>
          </table:table-cell>
          <table:table-cell office:value-type="float" office:value="945.589642291" calcext:value-type="float">
            <text:p>945.589642291</text:p>
          </table:table-cell>
          <table:table-cell table:style-name="ce7" table:formula="of:=SQRT([.B48]^2+[.C48]^2+[.D48]^2)" office:value-type="float" office:value="6104.82637901108" calcext:value-type="float">
            <text:p>6104.8263790111</text:p>
          </table:table-cell>
          <table:table-cell table:formula="of:=AVERAGE(ABS([.E48]);ABS( [.F48]);ABS([.G48]);ABS([.H48]))" office:value-type="float" office:value="717.3786094213" calcext:value-type="float">
            <text:p>717.3786094213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168.32663273" calcext:value-type="float">
            <text:p>168.32663273</text:p>
          </table:table-cell>
          <table:table-cell office:value-type="float" office:value="-266.11266401" calcext:value-type="float">
            <text:p>-266.11266401</text:p>
          </table:table-cell>
          <table:table-cell office:value-type="float" office:value="13185.68032398" calcext:value-type="float">
            <text:p>13185.68032398</text:p>
          </table:table-cell>
          <table:table-cell office:value-type="float" office:value="510.524958776" calcext:value-type="float">
            <text:p>510.524958776</text:p>
          </table:table-cell>
          <table:table-cell office:value-type="float" office:value="-326.084490318" calcext:value-type="float">
            <text:p>-326.084490318</text:p>
          </table:table-cell>
          <table:table-cell office:value-type="float" office:value="836.609449094" calcext:value-type="float">
            <text:p>836.609449094</text:p>
          </table:table-cell>
          <table:table-cell office:value-type="float" office:value="334.703452047" calcext:value-type="float">
            <text:p>334.703452047</text:p>
          </table:table-cell>
          <table:table-cell table:style-name="ce7" table:formula="of:=SQRT([.B49]^2+[.C49]^2+[.D49]^2)" office:value-type="float" office:value="13189.4395412173" calcext:value-type="float">
            <text:p>13189.4395412173</text:p>
          </table:table-cell>
          <table:table-cell table:formula="of:=AVERAGE(ABS([.E49]);ABS( [.F49]);ABS([.G49]);ABS([.H49]))" office:value-type="float" office:value="501.98058755875" calcext:value-type="float">
            <text:p>501.9805875588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127.4227191" calcext:value-type="float">
            <text:p>127.4227191</text:p>
          </table:table-cell>
          <table:table-cell office:value-type="float" office:value="-193.18979203" calcext:value-type="float">
            <text:p>-193.18979203</text:p>
          </table:table-cell>
          <table:table-cell office:value-type="float" office:value="6678.75514419" calcext:value-type="float">
            <text:p>6678.75514419</text:p>
          </table:table-cell>
          <table:table-cell office:value-type="float" office:value="136.185713861" calcext:value-type="float">
            <text:p>136.185713861</text:p>
          </table:table-cell>
          <table:table-cell office:value-type="float" office:value="-343.777996922" calcext:value-type="float">
            <text:p>-343.777996922</text:p>
          </table:table-cell>
          <table:table-cell office:value-type="float" office:value="479.963710783" calcext:value-type="float">
            <text:p>479.963710783</text:p>
          </table:table-cell>
          <table:table-cell office:value-type="float" office:value="345.938004611" calcext:value-type="float">
            <text:p>345.938004611</text:p>
          </table:table-cell>
          <table:table-cell table:style-name="ce7" table:formula="of:=SQRT([.B50]^2+[.C50]^2+[.D50]^2)" office:value-type="float" office:value="6682.76358411188" calcext:value-type="float">
            <text:p>6682.7635841119</text:p>
          </table:table-cell>
          <table:table-cell table:formula="of:=AVERAGE(ABS([.E50]);ABS( [.F50]);ABS([.G50]);ABS([.H50]))" office:value-type="float" office:value="326.46635654425" calcext:value-type="float">
            <text:p>326.4663565443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2" office:value-type="float" office:value="11" calcext:value-type="float" table:number-columns-spanned="1" table:number-rows-spanned="4">
            <text:p>11</text:p>
          </table:table-cell>
          <table:table-cell office:value-type="float" office:value="-2.75970926" calcext:value-type="float">
            <text:p>-2.75970926</text:p>
          </table:table-cell>
          <table:table-cell office:value-type="float" office:value="3.17411302" calcext:value-type="float">
            <text:p>3.17411302</text:p>
          </table:table-cell>
          <table:table-cell office:value-type="float" office:value="47.45077431" calcext:value-type="float">
            <text:p>47.45077431</text:p>
          </table:table-cell>
          <table:table-cell office:value-type="float" office:value="11.4118187435" calcext:value-type="float">
            <text:p>11.4118187435</text:p>
          </table:table-cell>
          <table:table-cell office:value-type="float" office:value="3.85295522286" calcext:value-type="float">
            <text:p>3.8529552229</text:p>
          </table:table-cell>
          <table:table-cell office:value-type="float" office:value="7.55886352059" calcext:value-type="float">
            <text:p>7.5588635206</text:p>
          </table:table-cell>
          <table:table-cell office:value-type="float" office:value="-2.32175526834" calcext:value-type="float">
            <text:p>-2.3217552683</text:p>
          </table:table-cell>
          <table:table-cell table:style-name="ce7" table:formula="of:=SQRT([.B52]^2+[.C52]^2+[.D52]^2)" office:value-type="float" office:value="47.6368236901036" calcext:value-type="float">
            <text:p>47.6368236901</text:p>
          </table:table-cell>
          <table:table-cell table:formula="of:=AVERAGE(ABS([.E52]);ABS( [.F52]);ABS([.G52]);ABS([.H52]))" office:value-type="float" office:value="6.2863481888225" calcext:value-type="float">
            <text:p>6.2863481888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12.7297716" calcext:value-type="float">
            <text:p>-12.7297716</text:p>
          </table:table-cell>
          <table:table-cell office:value-type="float" office:value="16.32093731" calcext:value-type="float">
            <text:p>16.32093731</text:p>
          </table:table-cell>
          <table:table-cell office:value-type="float" office:value="95.54711148" calcext:value-type="float">
            <text:p>95.54711148</text:p>
          </table:table-cell>
          <table:table-cell office:value-type="float" office:value="6.88116348737" calcext:value-type="float">
            <text:p>6.8811634874</text:p>
          </table:table-cell>
          <table:table-cell office:value-type="float" office:value="2.52097318109" calcext:value-type="float">
            <text:p>2.5209731811</text:p>
          </table:table-cell>
          <table:table-cell office:value-type="float" office:value="4.36019030628" calcext:value-type="float">
            <text:p>4.3601903063</text:p>
          </table:table-cell>
          <table:table-cell office:value-type="float" office:value="-1.53965848516" calcext:value-type="float">
            <text:p>-1.5396584852</text:p>
          </table:table-cell>
          <table:table-cell table:style-name="ce7" table:formula="of:=SQRT([.B53]^2+[.C53]^2+[.D53]^2)" office:value-type="float" office:value="97.7633397129858" calcext:value-type="float">
            <text:p>97.763339713</text:p>
          </table:table-cell>
          <table:table-cell table:formula="of:=AVERAGE(ABS([.E53]);ABS( [.F53]);ABS([.G53]);ABS([.H53]))" office:value-type="float" office:value="3.825496364975" calcext:value-type="float">
            <text:p>3.825496365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27.42056887" calcext:value-type="float">
            <text:p>-27.42056887</text:p>
          </table:table-cell>
          <table:table-cell office:value-type="float" office:value="35.84119874" calcext:value-type="float">
            <text:p>35.84119874</text:p>
          </table:table-cell>
          <table:table-cell office:value-type="float" office:value="138.43985904" calcext:value-type="float">
            <text:p>138.43985904</text:p>
          </table:table-cell>
          <table:table-cell office:value-type="float" office:value="3.17632099154" calcext:value-type="float">
            <text:p>3.1763209915</text:p>
          </table:table-cell>
          <table:table-cell office:value-type="float" office:value="1.19510055595" calcext:value-type="float">
            <text:p>1.195100556</text:p>
          </table:table-cell>
          <table:table-cell office:value-type="float" office:value="1.98122043558" calcext:value-type="float">
            <text:p>1.9812204356</text:p>
          </table:table-cell>
          <table:table-cell office:value-type="float" office:value="-0.733727373969" calcext:value-type="float">
            <text:p>-0.733727374</text:p>
          </table:table-cell>
          <table:table-cell table:style-name="ce7" table:formula="of:=SQRT([.B54]^2+[.C54]^2+[.D54]^2)" office:value-type="float" office:value="145.609318710341" calcext:value-type="float">
            <text:p>145.6093187103</text:p>
          </table:table-cell>
          <table:table-cell table:formula="of:=AVERAGE(ABS([.E54]);ABS( [.F54]);ABS([.G54]);ABS([.H54]))" office:value-type="float" office:value="1.77159233925975" calcext:value-type="float">
            <text:p>1.7715923393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46.09204053" calcext:value-type="float">
            <text:p>-46.09204053</text:p>
          </table:table-cell>
          <table:table-cell office:value-type="float" office:value="60.51127447" calcext:value-type="float">
            <text:p>60.51127447</text:p>
          </table:table-cell>
          <table:table-cell office:value-type="float" office:value="182.00475448" calcext:value-type="float">
            <text:p>182.00475448</text:p>
          </table:table-cell>
          <table:table-cell office:value-type="float" office:value="1.83554672028" calcext:value-type="float">
            <text:p>1.8355467203</text:p>
          </table:table-cell>
          <table:table-cell office:value-type="float" office:value="0.695905984554" calcext:value-type="float">
            <text:p>0.6959059846</text:p>
          </table:table-cell>
          <table:table-cell office:value-type="float" office:value="1.13964073572" calcext:value-type="float">
            <text:p>1.1396407357</text:p>
          </table:table-cell>
          <table:table-cell office:value-type="float" office:value="-0.428851201897" calcext:value-type="float">
            <text:p>-0.4288512019</text:p>
          </table:table-cell>
          <table:table-cell table:style-name="ce7" table:formula="of:=SQRT([.B55]^2+[.C55]^2+[.D55]^2)" office:value-type="float" office:value="197.260794866917" calcext:value-type="float">
            <text:p>197.2607948669</text:p>
          </table:table-cell>
          <table:table-cell table:formula="of:=AVERAGE(ABS([.E55]);ABS( [.F55]);ABS([.G55]);ABS([.H55]))" office:value-type="float" office:value="1.02498616061275" calcext:value-type="float">
            <text:p>1.0249861606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2" office:value-type="float" office:value="12" calcext:value-type="float" table:number-columns-spanned="1" table:number-rows-spanned="4">
            <text:p>12</text:p>
          </table:table-cell>
          <table:table-cell office:value-type="float" office:value="-0.80260503" calcext:value-type="float">
            <text:p>-0.80260503</text:p>
          </table:table-cell>
          <table:table-cell office:value-type="float" office:value="1.09613468" calcext:value-type="float">
            <text:p>1.09613468</text:p>
          </table:table-cell>
          <table:table-cell office:value-type="float" office:value="19.57056899" calcext:value-type="float">
            <text:p>19.57056899</text:p>
          </table:table-cell>
          <table:table-cell office:value-type="float" office:value="4.62738377669" calcext:value-type="float">
            <text:p>4.6273837767</text:p>
          </table:table-cell>
          <table:table-cell office:value-type="float" office:value="0.648558754321" calcext:value-type="float">
            <text:p>0.6485587543</text:p>
          </table:table-cell>
          <table:table-cell office:value-type="float" office:value="3.97882502236" calcext:value-type="float">
            <text:p>3.9788250224</text:p>
          </table:table-cell>
          <table:table-cell office:value-type="float" office:value="-0.362717603042" calcext:value-type="float">
            <text:p>-0.362717603</text:p>
          </table:table-cell>
          <table:table-cell table:style-name="ce7" table:formula="of:=SQRT([.B57]^2+[.C57]^2+[.D57]^2)" office:value-type="float" office:value="19.6176669526024" calcext:value-type="float">
            <text:p>19.6176669526</text:p>
          </table:table-cell>
          <table:table-cell table:formula="of:=AVERAGE(ABS([.E57]);ABS( [.F57]);ABS([.G57]);ABS([.H57]))" office:value-type="float" office:value="2.40437128910325" calcext:value-type="float">
            <text:p>2.4043712891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4.53313961" calcext:value-type="float">
            <text:p>-4.53313961</text:p>
          </table:table-cell>
          <table:table-cell office:value-type="float" office:value="6.07163597" calcext:value-type="float">
            <text:p>6.07163597</text:p>
          </table:table-cell>
          <table:table-cell office:value-type="float" office:value="39.15573939" calcext:value-type="float">
            <text:p>39.15573939</text:p>
          </table:table-cell>
          <table:table-cell office:value-type="float" office:value="2.78005213066" calcext:value-type="float">
            <text:p>2.7800521307</text:p>
          </table:table-cell>
          <table:table-cell office:value-type="float" office:value="0.410371730395" calcext:value-type="float">
            <text:p>0.4103717304</text:p>
          </table:table-cell>
          <table:table-cell office:value-type="float" office:value="2.36968040027" calcext:value-type="float">
            <text:p>2.3696804003</text:p>
          </table:table-cell>
          <table:table-cell office:value-type="float" office:value="-0.24969668909" calcext:value-type="float">
            <text:p>-0.2496966891</text:p>
          </table:table-cell>
          <table:table-cell table:style-name="ce7" table:formula="of:=SQRT([.B58]^2+[.C58]^2+[.D58]^2)" office:value-type="float" office:value="39.8821519636735" calcext:value-type="float">
            <text:p>39.8821519637</text:p>
          </table:table-cell>
          <table:table-cell table:formula="of:=AVERAGE(ABS([.E58]);ABS( [.F58]);ABS([.G58]);ABS([.H58]))" office:value-type="float" office:value="1.45245023760375" calcext:value-type="float">
            <text:p>1.4524502376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10.57517631" calcext:value-type="float">
            <text:p>-10.57517631</text:p>
          </table:table-cell>
          <table:table-cell office:value-type="float" office:value="14.11859485" calcext:value-type="float">
            <text:p>14.11859485</text:p>
          </table:table-cell>
          <table:table-cell office:value-type="float" office:value="56.93872075" calcext:value-type="float">
            <text:p>56.93872075</text:p>
          </table:table-cell>
          <table:table-cell office:value-type="float" office:value="1.28659901394" calcext:value-type="float">
            <text:p>1.2865990139</text:p>
          </table:table-cell>
          <table:table-cell office:value-type="float" office:value="0.193013787895" calcext:value-type="float">
            <text:p>0.1930137879</text:p>
          </table:table-cell>
          <table:table-cell office:value-type="float" office:value="1.09358522604" calcext:value-type="float">
            <text:p>1.093585226</text:p>
          </table:table-cell>
          <table:table-cell office:value-type="float" office:value="-0.119358491182" calcext:value-type="float">
            <text:p>-0.1193584912</text:p>
          </table:table-cell>
          <table:table-cell table:style-name="ce7" table:formula="of:=SQRT([.B59]^2+[.C59]^2+[.D59]^2)" office:value-type="float" office:value="59.6086151086612" calcext:value-type="float">
            <text:p>59.6086151087</text:p>
          </table:table-cell>
          <table:table-cell table:formula="of:=AVERAGE(ABS([.E59]);ABS( [.F59]);ABS([.G59]);ABS([.H59]))" office:value-type="float" office:value="0.67313912976425" calcext:value-type="float">
            <text:p>0.6731391298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18.22140898" calcext:value-type="float">
            <text:p>-18.22140898</text:p>
          </table:table-cell>
          <table:table-cell office:value-type="float" office:value="24.28848286" calcext:value-type="float">
            <text:p>24.28848286</text:p>
          </table:table-cell>
          <table:table-cell office:value-type="float" office:value="75.74445445" calcext:value-type="float">
            <text:p>75.74445445</text:p>
          </table:table-cell>
          <table:table-cell office:value-type="float" office:value="0.746234699094" calcext:value-type="float">
            <text:p>0.7462346991</text:p>
          </table:table-cell>
          <table:table-cell office:value-type="float" office:value="0.112042735826" calcext:value-type="float">
            <text:p>0.1120427358</text:p>
          </table:table-cell>
          <table:table-cell office:value-type="float" office:value="0.634191963269" calcext:value-type="float">
            <text:p>0.6341919633</text:p>
          </table:table-cell>
          <table:table-cell office:value-type="float" office:value="-0.0697730017419" calcext:value-type="float">
            <text:p>-0.0697730017</text:p>
          </table:table-cell>
          <table:table-cell table:style-name="ce7" table:formula="of:=SQRT([.B60]^2+[.C60]^2+[.D60]^2)" office:value-type="float" office:value="81.6037531292836" calcext:value-type="float">
            <text:p>81.6037531293</text:p>
          </table:table-cell>
          <table:table-cell table:formula="of:=AVERAGE(ABS([.E60]);ABS( [.F60]);ABS([.G60]);ABS([.H60]))" office:value-type="float" office:value="0.390560599982725" calcext:value-type="float">
            <text:p>0.3905606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4" office:value-type="float" office:value="13" calcext:value-type="float" table:number-columns-spanned="1" table:number-rows-spanned="4">
            <text:p>13</text:p>
          </table:table-cell>
          <table:table-cell office:value-type="float" office:value="0.03559073" calcext:value-type="float">
            <text:p>0.03559073</text:p>
          </table:table-cell>
          <table:table-cell office:value-type="float" office:value="-0.02566201" calcext:value-type="float">
            <text:p>-0.02566201</text:p>
          </table:table-cell>
          <table:table-cell office:value-type="float" office:value="0.38200594" calcext:value-type="float">
            <text:p>0.38200594</text:p>
          </table:table-cell>
          <table:table-cell office:value-type="float" office:value="0.081575249922" calcext:value-type="float">
            <text:p>0.0815752499</text:p>
          </table:table-cell>
          <table:table-cell office:value-type="float" office:value="0.184310940793" calcext:value-type="float">
            <text:p>0.1843109408</text:p>
          </table:table-cell>
          <table:table-cell office:value-type="float" office:value="-0.102735690874" calcext:value-type="float">
            <text:p>-0.1027356909</text:p>
          </table:table-cell>
          <table:table-cell office:value-type="float" office:value="-0.163552596699" calcext:value-type="float">
            <text:p>-0.1635525967</text:p>
          </table:table-cell>
          <table:table-cell table:style-name="ce7" table:formula="of:=SQRT([.B62]^2+[.C62]^2+[.D62]^2)" office:value-type="float" office:value="0.384517589993561" calcext:value-type="float">
            <text:p>0.38451759</text:p>
          </table:table-cell>
          <table:table-cell table:formula="of:=AVERAGE(ABS([.E62]);ABS( [.F62]);ABS([.G62]);ABS([.H62]))" office:value-type="float" office:value="0.133043619572" calcext:value-type="float">
            <text:p>0.1330436196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0.11057769" calcext:value-type="float">
            <text:p>0.11057769</text:p>
          </table:table-cell>
          <table:table-cell office:value-type="float" office:value="-0.10355604" calcext:value-type="float">
            <text:p>-0.10355604</text:p>
          </table:table-cell>
          <table:table-cell office:value-type="float" office:value="0.9959459" calcext:value-type="float">
            <text:p>0.9959459</text:p>
          </table:table-cell>
          <table:table-cell office:value-type="float" office:value="0.0642780060734" calcext:value-type="float">
            <text:p>0.0642780061</text:p>
          </table:table-cell>
          <table:table-cell office:value-type="float" office:value="0.21010261355" calcext:value-type="float">
            <text:p>0.2101026136</text:p>
          </table:table-cell>
          <table:table-cell office:value-type="float" office:value="-0.145824607476" calcext:value-type="float">
            <text:p>-0.1458246075</text:p>
          </table:table-cell>
          <table:table-cell office:value-type="float" office:value="-0.192785551699" calcext:value-type="float">
            <text:p>-0.1927855517</text:p>
          </table:table-cell>
          <table:table-cell table:style-name="ce7" table:formula="of:=SQRT([.B63]^2+[.C63]^2+[.D63]^2)" office:value-type="float" office:value="1.00740235987069" calcext:value-type="float">
            <text:p>1.0074023599</text:p>
          </table:table-cell>
          <table:table-cell table:formula="of:=AVERAGE(ABS([.E63]);ABS( [.F63]);ABS([.G63]);ABS([.H63]))" office:value-type="float" office:value="0.1532476946996" calcext:value-type="float">
            <text:p>0.1532476947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0.20650659" calcext:value-type="float">
            <text:p>0.20650659</text:p>
          </table:table-cell>
          <table:table-cell office:value-type="float" office:value="-0.2139953" calcext:value-type="float">
            <text:p>-0.2139953</text:p>
          </table:table-cell>
          <table:table-cell office:value-type="float" office:value="1.44378573" calcext:value-type="float">
            <text:p>1.44378573</text:p>
          </table:table-cell>
          <table:table-cell office:value-type="float" office:value="0.0330160340673" calcext:value-type="float">
            <text:p>0.0330160341</text:p>
          </table:table-cell>
          <table:table-cell office:value-type="float" office:value="0.119909201181" calcext:value-type="float">
            <text:p>0.1199092012</text:p>
          </table:table-cell>
          <table:table-cell office:value-type="float" office:value="-0.0868931671139" calcext:value-type="float">
            <text:p>-0.0868931671</text:p>
          </table:table-cell>
          <table:table-cell office:value-type="float" office:value="-0.110838416163" calcext:value-type="float">
            <text:p>-0.1108384162</text:p>
          </table:table-cell>
          <table:table-cell table:style-name="ce7" table:formula="of:=SQRT([.B64]^2+[.C64]^2+[.D64]^2)" office:value-type="float" office:value="1.47409504248781" calcext:value-type="float">
            <text:p>1.4740950425</text:p>
          </table:table-cell>
          <table:table-cell table:formula="of:=AVERAGE(ABS([.E64]);ABS( [.F64]);ABS([.G64]);ABS([.H64]))" office:value-type="float" office:value="0.0876642046313" calcext:value-type="float">
            <text:p>0.0876642046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0.29807923" calcext:value-type="float">
            <text:p>0.29807923</text:p>
          </table:table-cell>
          <table:table-cell office:value-type="float" office:value="-0.32201023" calcext:value-type="float">
            <text:p>-0.32201023</text:p>
          </table:table-cell>
          <table:table-cell office:value-type="float" office:value="1.82012285" calcext:value-type="float">
            <text:p>1.82012285</text:p>
          </table:table-cell>
          <table:table-cell office:value-type="float" office:value="0.0200023526268" calcext:value-type="float">
            <text:p>0.0200023526</text:p>
          </table:table-cell>
          <table:table-cell office:value-type="float" office:value="0.0774214583507" calcext:value-type="float">
            <text:p>0.0774214584</text:p>
          </table:table-cell>
          <table:table-cell office:value-type="float" office:value="-0.057419105724" calcext:value-type="float">
            <text:p>-0.0574191057</text:p>
          </table:table-cell>
          <table:table-cell office:value-type="float" office:value="-0.0719062803837" calcext:value-type="float">
            <text:p>-0.0719062804</text:p>
          </table:table-cell>
          <table:table-cell table:style-name="ce7" table:formula="of:=SQRT([.B65]^2+[.C65]^2+[.D65]^2)" office:value-type="float" office:value="1.87226841149291" calcext:value-type="float">
            <text:p>1.8722684115</text:p>
          </table:table-cell>
          <table:table-cell table:formula="of:=AVERAGE(ABS([.E65]);ABS( [.F65]);ABS([.G65]);ABS([.H65]))" office:value-type="float" office:value="0.0566872992713" calcext:value-type="float">
            <text:p>0.0566872993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2" office:value-type="float" office:value="14" calcext:value-type="float" table:number-columns-spanned="1" table:number-rows-spanned="4">
            <text:p>14</text:p>
          </table:table-cell>
          <table:table-cell office:value-type="float" office:value="-16.72417326" calcext:value-type="float">
            <text:p>-16.72417326</text:p>
          </table:table-cell>
          <table:table-cell office:value-type="float" office:value="16.4392126" calcext:value-type="float">
            <text:p>16.4392126</text:p>
          </table:table-cell>
          <table:table-cell office:value-type="float" office:value="-609.56629421" calcext:value-type="float">
            <text:p>-609.56629421</text:p>
          </table:table-cell>
          <table:table-cell office:value-type="float" office:value="-139.688348321" calcext:value-type="float">
            <text:p>-139.688348321</text:p>
          </table:table-cell>
          <table:table-cell office:value-type="float" office:value="-361.815912037" calcext:value-type="float">
            <text:p>-361.815912037</text:p>
          </table:table-cell>
          <table:table-cell office:value-type="float" office:value="222.127563716" calcext:value-type="float">
            <text:p>222.127563716</text:p>
          </table:table-cell>
          <table:table-cell office:value-type="float" office:value="353.235280268" calcext:value-type="float">
            <text:p>353.235280268</text:p>
          </table:table-cell>
          <table:table-cell table:style-name="ce7" table:formula="of:=SQRT([.B67]^2+[.C67]^2+[.D67]^2)" office:value-type="float" office:value="610.017223297056" calcext:value-type="float">
            <text:p>610.0172232971</text:p>
          </table:table-cell>
          <table:table-cell table:formula="of:=AVERAGE(ABS([.E67]);ABS( [.F67]);ABS([.G67]);ABS([.H67]))" office:value-type="float" office:value="269.2167760855" calcext:value-type="float">
            <text:p>269.2167760855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63.52297171" calcext:value-type="float">
            <text:p>-63.52297171</text:p>
          </table:table-cell>
          <table:table-cell office:value-type="float" office:value="63.93329731" calcext:value-type="float">
            <text:p>63.93329731</text:p>
          </table:table-cell>
          <table:table-cell office:value-type="float" office:value="-2222.9569906" calcext:value-type="float">
            <text:p>-2222.9569906</text:p>
          </table:table-cell>
          <table:table-cell office:value-type="float" office:value="-156.463981447" calcext:value-type="float">
            <text:p>-156.463981447</text:p>
          </table:table-cell>
          <table:table-cell office:value-type="float" office:value="-586.211705084" calcext:value-type="float">
            <text:p>-586.211705084</text:p>
          </table:table-cell>
          <table:table-cell office:value-type="float" office:value="429.747723637" calcext:value-type="float">
            <text:p>429.747723637</text:p>
          </table:table-cell>
          <table:table-cell office:value-type="float" office:value="577.193056542" calcext:value-type="float">
            <text:p>577.193056542</text:p>
          </table:table-cell>
          <table:table-cell table:style-name="ce7" table:formula="of:=SQRT([.B68]^2+[.C68]^2+[.D68]^2)" office:value-type="float" office:value="2224.78322910283" calcext:value-type="float">
            <text:p>2224.7832291028</text:p>
          </table:table-cell>
          <table:table-cell table:formula="of:=AVERAGE(ABS([.E68]);ABS( [.F68]);ABS([.G68]);ABS([.H68]))" office:value-type="float" office:value="437.4041166775" calcext:value-type="float">
            <text:p>437.4041166775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157.65793566" calcext:value-type="float">
            <text:p>-157.65793566</text:p>
          </table:table-cell>
          <table:table-cell office:value-type="float" office:value="161.8738078" calcext:value-type="float">
            <text:p>161.8738078</text:p>
          </table:table-cell>
          <table:table-cell office:value-type="float" office:value="-5203.52534242" calcext:value-type="float">
            <text:p>-5203.52534242</text:p>
          </table:table-cell>
          <table:table-cell office:value-type="float" office:value="-138.322423115" calcext:value-type="float">
            <text:p>-138.322423115</text:p>
          </table:table-cell>
          <table:table-cell office:value-type="float" office:value="-464.601887415" calcext:value-type="float">
            <text:p>-464.601887415</text:p>
          </table:table-cell>
          <table:table-cell office:value-type="float" office:value="326.2794643" calcext:value-type="float">
            <text:p>326.2794643</text:p>
          </table:table-cell>
          <table:table-cell office:value-type="float" office:value="456.695895151" calcext:value-type="float">
            <text:p>456.695895151</text:p>
          </table:table-cell>
          <table:table-cell table:style-name="ce7" table:formula="of:=SQRT([.B69]^2+[.C69]^2+[.D69]^2)" office:value-type="float" office:value="5208.42923956306" calcext:value-type="float">
            <text:p>5208.4292395631</text:p>
          </table:table-cell>
          <table:table-cell table:formula="of:=AVERAGE(ABS([.E69]);ABS( [.F69]);ABS([.G69]);ABS([.H69]))" office:value-type="float" office:value="346.47491749525" calcext:value-type="float">
            <text:p>346.4749174953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379.30517304" calcext:value-type="float">
            <text:p>-379.30517304</text:p>
          </table:table-cell>
          <table:table-cell office:value-type="float" office:value="395.71170031" calcext:value-type="float">
            <text:p>395.71170031</text:p>
          </table:table-cell>
          <table:table-cell office:value-type="float" office:value="-11845.50228751" calcext:value-type="float">
            <text:p>-11845.50228751</text:p>
          </table:table-cell>
          <table:table-cell office:value-type="float" office:value="-176.129685905" calcext:value-type="float">
            <text:p>-176.129685905</text:p>
          </table:table-cell>
          <table:table-cell office:value-type="float" office:value="-446.799185193" calcext:value-type="float">
            <text:p>-446.799185193</text:p>
          </table:table-cell>
          <table:table-cell office:value-type="float" office:value="270.669499288" calcext:value-type="float">
            <text:p>270.669499288</text:p>
          </table:table-cell>
          <table:table-cell office:value-type="float" office:value="436.838361697" calcext:value-type="float">
            <text:p>436.838361697</text:p>
          </table:table-cell>
          <table:table-cell table:style-name="ce7" table:formula="of:=SQRT([.B70]^2+[.C70]^2+[.D70]^2)" office:value-type="float" office:value="11858.1779632228" calcext:value-type="float">
            <text:p>11858.1779632228</text:p>
          </table:table-cell>
          <table:table-cell table:formula="of:=AVERAGE(ABS([.E70]);ABS( [.F70]);ABS([.G70]);ABS([.H70]))" office:value-type="float" office:value="332.60918302075" calcext:value-type="float">
            <text:p>332.6091830208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2" office:value-type="float" office:value="15" calcext:value-type="float" table:number-columns-spanned="1" table:number-rows-spanned="4">
            <text:p>15</text:p>
          </table:table-cell>
          <table:table-cell office:value-type="float" office:value="-28.19606249" calcext:value-type="float">
            <text:p>-28.19606249</text:p>
          </table:table-cell>
          <table:table-cell office:value-type="float" office:value="5.68669901" calcext:value-type="float">
            <text:p>5.68669901</text:p>
          </table:table-cell>
          <table:table-cell office:value-type="float" office:value="-639.68642787" calcext:value-type="float">
            <text:p>-639.68642787</text:p>
          </table:table-cell>
          <table:table-cell office:value-type="float" office:value="-139.814204384" calcext:value-type="float">
            <text:p>-139.814204384</text:p>
          </table:table-cell>
          <table:table-cell office:value-type="float" office:value="-362.254570477" calcext:value-type="float">
            <text:p>-362.254570477</text:p>
          </table:table-cell>
          <table:table-cell office:value-type="float" office:value="222.440366093" calcext:value-type="float">
            <text:p>222.440366093</text:p>
          </table:table-cell>
          <table:table-cell office:value-type="float" office:value="315.242901949" calcext:value-type="float">
            <text:p>315.242901949</text:p>
          </table:table-cell>
          <table:table-cell table:style-name="ce7" table:formula="of:=SQRT([.B72]^2+[.C72]^2+[.D72]^2)" office:value-type="float" office:value="640.332790419678" calcext:value-type="float">
            <text:p>640.3327904197</text:p>
          </table:table-cell>
          <table:table-cell table:formula="of:=AVERAGE(ABS([.E72]);ABS( [.F72]);ABS([.G72]);ABS([.H72]))" office:value-type="float" office:value="259.93801072575" calcext:value-type="float">
            <text:p>259.9380107258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110.07408814" calcext:value-type="float">
            <text:p>-110.07408814</text:p>
          </table:table-cell>
          <table:table-cell office:value-type="float" office:value="45.43686344" calcext:value-type="float">
            <text:p>45.43686344</text:p>
          </table:table-cell>
          <table:table-cell office:value-type="float" office:value="-2380.74524336" calcext:value-type="float">
            <text:p>-2380.74524336</text:p>
          </table:table-cell>
          <table:table-cell office:value-type="float" office:value="-157.007713625" calcext:value-type="float">
            <text:p>-157.007713625</text:p>
          </table:table-cell>
          <table:table-cell office:value-type="float" office:value="-588.501923961" calcext:value-type="float">
            <text:p>-588.501923961</text:p>
          </table:table-cell>
          <table:table-cell office:value-type="float" office:value="431.494210336" calcext:value-type="float">
            <text:p>431.494210336</text:p>
          </table:table-cell>
          <table:table-cell office:value-type="float" office:value="531.090493932" calcext:value-type="float">
            <text:p>531.090493932</text:p>
          </table:table-cell>
          <table:table-cell table:style-name="ce7" table:formula="of:=SQRT([.B73]^2+[.C73]^2+[.D73]^2)" office:value-type="float" office:value="2383.72161277704" calcext:value-type="float">
            <text:p>2383.7216127771</text:p>
          </table:table-cell>
          <table:table-cell table:formula="of:=AVERAGE(ABS([.E73]);ABS( [.F73]);ABS([.G73]);ABS([.H73]))" office:value-type="float" office:value="427.0235854635" calcext:value-type="float">
            <text:p>427.0235854635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311.35100868" calcext:value-type="float">
            <text:p>-311.35100868</text:p>
          </table:table-cell>
          <table:table-cell office:value-type="float" office:value="170.76563344" calcext:value-type="float">
            <text:p>170.76563344</text:p>
          </table:table-cell>
          <table:table-cell office:value-type="float" office:value="-5914.18643187" calcext:value-type="float">
            <text:p>-5914.18643187</text:p>
          </table:table-cell>
          <table:table-cell office:value-type="float" office:value="-141.386460985" calcext:value-type="float">
            <text:p>-141.386460985</text:p>
          </table:table-cell>
          <table:table-cell office:value-type="float" office:value="-475.162916714" calcext:value-type="float">
            <text:p>-475.162916714</text:p>
          </table:table-cell>
          <table:table-cell office:value-type="float" office:value="333.776455729" calcext:value-type="float">
            <text:p>333.776455729</text:p>
          </table:table-cell>
          <table:table-cell office:value-type="float" office:value="422.029644084" calcext:value-type="float">
            <text:p>422.029644084</text:p>
          </table:table-cell>
          <table:table-cell table:style-name="ce7" table:formula="of:=SQRT([.B74]^2+[.C74]^2+[.D74]^2)" office:value-type="float" office:value="5924.83767736175" calcext:value-type="float">
            <text:p>5924.8376773618</text:p>
          </table:table-cell>
          <table:table-cell table:formula="of:=AVERAGE(ABS([.E74]);ABS( [.F74]);ABS([.G74]);ABS([.H74]))" office:value-type="float" office:value="343.088869378" calcext:value-type="float">
            <text:p>343.088869378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853.29299505" calcext:value-type="float">
            <text:p>-853.29299505</text:p>
          </table:table-cell>
          <table:table-cell office:value-type="float" office:value="547.77112965" calcext:value-type="float">
            <text:p>547.77112965</text:p>
          </table:table-cell>
          <table:table-cell office:value-type="float" office:value="-14370.18174476" calcext:value-type="float">
            <text:p>-14370.18174476</text:p>
          </table:table-cell>
          <table:table-cell office:value-type="float" office:value="-189.836816454" calcext:value-type="float">
            <text:p>-189.836816454</text:p>
          </table:table-cell>
          <table:table-cell office:value-type="float" office:value="-481.924047563" calcext:value-type="float">
            <text:p>-481.924047563</text:p>
          </table:table-cell>
          <table:table-cell office:value-type="float" office:value="292.087231109" calcext:value-type="float">
            <text:p>292.087231109</text:p>
          </table:table-cell>
          <table:table-cell office:value-type="float" office:value="410.047412704" calcext:value-type="float">
            <text:p>410.047412704</text:p>
          </table:table-cell>
          <table:table-cell table:style-name="ce7" table:formula="of:=SQRT([.B75]^2+[.C75]^2+[.D75]^2)" office:value-type="float" office:value="14405.9114783936" calcext:value-type="float">
            <text:p>14405.9114783936</text:p>
          </table:table-cell>
          <table:table-cell table:formula="of:=AVERAGE(ABS([.E75]);ABS( [.F75]);ABS([.G75]);ABS([.H75]))" office:value-type="float" office:value="343.4738769575" calcext:value-type="float">
            <text:p>343.4738769575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2" office:value-type="float" office:value="16" calcext:value-type="float" table:number-columns-spanned="1" table:number-rows-spanned="4">
            <text:p>16</text:p>
          </table:table-cell>
          <table:table-cell office:value-type="float" office:value="-24.61763021" calcext:value-type="float">
            <text:p>-24.61763021</text:p>
          </table:table-cell>
          <table:table-cell office:value-type="float" office:value="2.79384987" calcext:value-type="float">
            <text:p>2.79384987</text:p>
          </table:table-cell>
          <table:table-cell office:value-type="float" office:value="-836.55660864" calcext:value-type="float">
            <text:p>-836.55660864</text:p>
          </table:table-cell>
          <table:table-cell office:value-type="float" office:value="-186.452065976" calcext:value-type="float">
            <text:p>-186.452065976</text:p>
          </table:table-cell>
          <table:table-cell office:value-type="float" office:value="-458.429089469" calcext:value-type="float">
            <text:p>-458.429089469</text:p>
          </table:table-cell>
          <table:table-cell office:value-type="float" office:value="271.977023493" calcext:value-type="float">
            <text:p>271.977023493</text:p>
          </table:table-cell>
          <table:table-cell office:value-type="float" office:value="451.533734838" calcext:value-type="float">
            <text:p>451.533734838</text:p>
          </table:table-cell>
          <table:table-cell table:style-name="ce7" table:formula="of:=SQRT([.B77]^2+[.C77]^2+[.D77]^2)" office:value-type="float" office:value="836.923409144176" calcext:value-type="float">
            <text:p>836.9234091442</text:p>
          </table:table-cell>
          <table:table-cell table:formula="of:=AVERAGE(ABS([.E77]);ABS( [.F77]);ABS([.G77]);ABS([.H77]))" office:value-type="float" office:value="342.097978444" calcext:value-type="float">
            <text:p>342.097978444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223.24579738" calcext:value-type="float">
            <text:p>-223.24579738</text:p>
          </table:table-cell>
          <table:table-cell office:value-type="float" office:value="63.97221835" calcext:value-type="float">
            <text:p>63.97221835</text:p>
          </table:table-cell>
          <table:table-cell office:value-type="float" office:value="-6978.48648366" calcext:value-type="float">
            <text:p>-6978.48648366</text:p>
          </table:table-cell>
          <table:table-cell office:value-type="float" office:value="-481.591207722" calcext:value-type="float">
            <text:p>-481.591207722</text:p>
          </table:table-cell>
          <table:table-cell office:value-type="float" office:value="-1023.39590889" calcext:value-type="float">
            <text:p>-1023.39590889</text:p>
          </table:table-cell>
          <table:table-cell office:value-type="float" office:value="541.80470117" calcext:value-type="float">
            <text:p>541.80470117</text:p>
          </table:table-cell>
          <table:table-cell office:value-type="float" office:value="1004.3822326" calcext:value-type="float">
            <text:p>1004.3822326</text:p>
          </table:table-cell>
          <table:table-cell table:style-name="ce7" table:formula="of:=SQRT([.B78]^2+[.C78]^2+[.D78]^2)" office:value-type="float" office:value="6982.349513838" calcext:value-type="float">
            <text:p>6982.349513838</text:p>
          </table:table-cell>
          <table:table-cell table:formula="of:=AVERAGE(ABS([.E78]);ABS( [.F78]);ABS([.G78]);ABS([.H78]))" office:value-type="float" office:value="762.7935125955" calcext:value-type="float">
            <text:p>762.7935125955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343.80774446" calcext:value-type="float">
            <text:p>343.80774446</text:p>
          </table:table-cell>
          <table:table-cell office:value-type="float" office:value="-159.14531808" calcext:value-type="float">
            <text:p>-159.14531808</text:p>
          </table:table-cell>
          <table:table-cell office:value-type="float" office:value="8929.46191547" calcext:value-type="float">
            <text:p>8929.46191547</text:p>
          </table:table-cell>
          <table:table-cell office:value-type="float" office:value="167.584112994" calcext:value-type="float">
            <text:p>167.584112994</text:p>
          </table:table-cell>
          <table:table-cell office:value-type="float" office:value="-514.77679249" calcext:value-type="float">
            <text:p>-514.77679249</text:p>
          </table:table-cell>
          <table:table-cell office:value-type="float" office:value="682.360905484" calcext:value-type="float">
            <text:p>682.360905484</text:p>
          </table:table-cell>
          <table:table-cell office:value-type="float" office:value="521.577907949" calcext:value-type="float">
            <text:p>521.577907949</text:p>
          </table:table-cell>
          <table:table-cell table:style-name="ce7" table:formula="of:=SQRT([.B79]^2+[.C79]^2+[.D79]^2)" office:value-type="float" office:value="8937.49523620833" calcext:value-type="float">
            <text:p>8937.4952362083</text:p>
          </table:table-cell>
          <table:table-cell table:formula="of:=AVERAGE(ABS([.E79]);ABS( [.F79]);ABS([.G79]);ABS([.H79]))" office:value-type="float" office:value="471.57492972925" calcext:value-type="float">
            <text:p>471.5749297293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247.44285985" calcext:value-type="float">
            <text:p>247.44285985</text:p>
          </table:table-cell>
          <table:table-cell office:value-type="float" office:value="-157.74409407" calcext:value-type="float">
            <text:p>-157.74409407</text:p>
          </table:table-cell>
          <table:table-cell office:value-type="float" office:value="5021.42527123" calcext:value-type="float">
            <text:p>5021.42527123</text:p>
          </table:table-cell>
          <table:table-cell office:value-type="float" office:value="45.5537505745" calcext:value-type="float">
            <text:p>45.5537505745</text:p>
          </table:table-cell>
          <table:table-cell office:value-type="float" office:value="-477.489568876" calcext:value-type="float">
            <text:p>-477.489568876</text:p>
          </table:table-cell>
          <table:table-cell office:value-type="float" office:value="523.04331945" calcext:value-type="float">
            <text:p>523.04331945</text:p>
          </table:table-cell>
          <table:table-cell office:value-type="float" office:value="479.33502173" calcext:value-type="float">
            <text:p>479.33502173</text:p>
          </table:table-cell>
          <table:table-cell table:style-name="ce7" table:formula="of:=SQRT([.B80]^2+[.C80]^2+[.D80]^2)" office:value-type="float" office:value="5029.99233822995" calcext:value-type="float">
            <text:p>5029.99233823</text:p>
          </table:table-cell>
          <table:table-cell table:formula="of:=AVERAGE(ABS([.E80]);ABS( [.F80]);ABS([.G80]);ABS([.H80]))" office:value-type="float" office:value="381.355415157625" calcext:value-type="float">
            <text:p>381.3554151576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2" office:value-type="float" office:value="17" calcext:value-type="float" table:number-columns-spanned="1" table:number-rows-spanned="4">
            <text:p>17</text:p>
          </table:table-cell>
          <table:table-cell office:value-type="float" office:value="1.60932309" calcext:value-type="float">
            <text:p>1.60932309</text:p>
          </table:table-cell>
          <table:table-cell office:value-type="float" office:value="-1.61678349" calcext:value-type="float">
            <text:p>-1.61678349</text:p>
          </table:table-cell>
          <table:table-cell office:value-type="float" office:value="53.11325702" calcext:value-type="float">
            <text:p>53.11325702</text:p>
          </table:table-cell>
          <table:table-cell office:value-type="float" office:value="12.1752265313" calcext:value-type="float">
            <text:p>12.1752265313</text:p>
          </table:table-cell>
          <table:table-cell office:value-type="float" office:value="17.0450982587" calcext:value-type="float">
            <text:p>17.0450982587</text:p>
          </table:table-cell>
          <table:table-cell office:value-type="float" office:value="-4.86987172743" calcext:value-type="float">
            <text:p>-4.8698717274</text:p>
          </table:table-cell>
          <table:table-cell office:value-type="float" office:value="-16.2927770916" calcext:value-type="float">
            <text:p>-16.2927770916</text:p>
          </table:table-cell>
          <table:table-cell table:style-name="ce7" table:formula="of:=SQRT([.B82]^2+[.C82]^2+[.D82]^2)" office:value-type="float" office:value="53.1622232504823" calcext:value-type="float">
            <text:p>53.1622232505</text:p>
          </table:table-cell>
          <table:table-cell table:formula="of:=AVERAGE(ABS([.E82]);ABS( [.F82]);ABS([.G82]);ABS([.H82]))" office:value-type="float" office:value="12.5957434022575" calcext:value-type="float">
            <text:p>12.5957434023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5.9235399" calcext:value-type="float">
            <text:p>5.9235399</text:p>
          </table:table-cell>
          <table:table-cell office:value-type="float" office:value="-6.31857458" calcext:value-type="float">
            <text:p>-6.31857458</text:p>
          </table:table-cell>
          <table:table-cell office:value-type="float" office:value="160.53464948" calcext:value-type="float">
            <text:p>160.53464948</text:p>
          </table:table-cell>
          <table:table-cell office:value-type="float" office:value="11.1253711171" calcext:value-type="float">
            <text:p>11.1253711171</text:p>
          </table:table-cell>
          <table:table-cell office:value-type="float" office:value="15.1779203221" calcext:value-type="float">
            <text:p>15.1779203221</text:p>
          </table:table-cell>
          <table:table-cell office:value-type="float" office:value="-4.05254920505" calcext:value-type="float">
            <text:p>-4.0525492051</text:p>
          </table:table-cell>
          <table:table-cell office:value-type="float" office:value="-14.5348176264" calcext:value-type="float">
            <text:p>-14.5348176264</text:p>
          </table:table-cell>
          <table:table-cell table:style-name="ce7" table:formula="of:=SQRT([.B83]^2+[.C83]^2+[.D83]^2)" office:value-type="float" office:value="160.768113733216" calcext:value-type="float">
            <text:p>160.7681137332</text:p>
          </table:table-cell>
          <table:table-cell table:formula="of:=AVERAGE(ABS([.E83]);ABS( [.F83]);ABS([.G83]);ABS([.H83]))" office:value-type="float" office:value="11.2226645676625" calcext:value-type="float">
            <text:p>11.2226645677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10.55387466" calcext:value-type="float">
            <text:p>10.55387466</text:p>
          </table:table-cell>
          <table:table-cell office:value-type="float" office:value="-11.70133072" calcext:value-type="float">
            <text:p>-11.70133072</text:p>
          </table:table-cell>
          <table:table-cell office:value-type="float" office:value="240.60332934" calcext:value-type="float">
            <text:p>240.60332934</text:p>
          </table:table-cell>
          <table:table-cell office:value-type="float" office:value="5.94789280153" calcext:value-type="float">
            <text:p>5.9478928015</text:p>
          </table:table-cell>
          <table:table-cell office:value-type="float" office:value="7.68634655893" calcext:value-type="float">
            <text:p>7.6863465589</text:p>
          </table:table-cell>
          <table:table-cell office:value-type="float" office:value="-1.7384537574" calcext:value-type="float">
            <text:p>-1.7384537574</text:p>
          </table:table-cell>
          <table:table-cell office:value-type="float" office:value="-7.34581599975" calcext:value-type="float">
            <text:p>-7.3458159998</text:p>
          </table:table-cell>
          <table:table-cell table:style-name="ce7" table:formula="of:=SQRT([.B84]^2+[.C84]^2+[.D84]^2)" office:value-type="float" office:value="241.118782968997" calcext:value-type="float">
            <text:p>241.118782969</text:p>
          </table:table-cell>
          <table:table-cell table:formula="of:=AVERAGE(ABS([.E84]);ABS( [.F84]);ABS([.G84]);ABS([.H84]))" office:value-type="float" office:value="5.6796272794025" calcext:value-type="float">
            <text:p>5.6796272794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14.97524161" calcext:value-type="float">
            <text:p>14.97524161</text:p>
          </table:table-cell>
          <table:table-cell office:value-type="float" office:value="-16.98117268" calcext:value-type="float">
            <text:p>-16.98117268</text:p>
          </table:table-cell>
          <table:table-cell office:value-type="float" office:value="301.77404049" calcext:value-type="float">
            <text:p>301.77404049</text:p>
          </table:table-cell>
          <table:table-cell office:value-type="float" office:value="3.67225786264" calcext:value-type="float">
            <text:p>3.6722578626</text:p>
          </table:table-cell>
          <table:table-cell office:value-type="float" office:value="4.60418691594" calcext:value-type="float">
            <text:p>4.6041869159</text:p>
          </table:table-cell>
          <table:table-cell office:value-type="float" office:value="-0.931929053302" calcext:value-type="float">
            <text:p>-0.9319290533</text:p>
          </table:table-cell>
          <table:table-cell office:value-type="float" office:value="-4.39616580791" calcext:value-type="float">
            <text:p>-4.3961658079</text:p>
          </table:table-cell>
          <table:table-cell table:style-name="ce7" table:formula="of:=SQRT([.B85]^2+[.C85]^2+[.D85]^2)" office:value-type="float" office:value="302.622189537592" calcext:value-type="float">
            <text:p>302.6221895376</text:p>
          </table:table-cell>
          <table:table-cell table:formula="of:=AVERAGE(ABS([.E85]);ABS( [.F85]);ABS([.G85]);ABS([.H85]))" office:value-type="float" office:value="3.401134909948" calcext:value-type="float">
            <text:p>3.4011349099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2" office:value-type="float" office:value="18" calcext:value-type="float" table:number-columns-spanned="1" table:number-rows-spanned="4">
            <text:p>18</text:p>
          </table:table-cell>
          <table:table-cell office:value-type="float" office:value="-0.15351759" calcext:value-type="float">
            <text:p>-0.15351759</text:p>
          </table:table-cell>
          <table:table-cell office:value-type="float" office:value="1.37933769" calcext:value-type="float">
            <text:p>1.37933769</text:p>
          </table:table-cell>
          <table:table-cell office:value-type="float" office:value="53.21306823" calcext:value-type="float">
            <text:p>53.21306823</text:p>
          </table:table-cell>
          <table:table-cell office:value-type="float" office:value="12.1745494779" calcext:value-type="float">
            <text:p>12.1745494779</text:p>
          </table:table-cell>
          <table:table-cell office:value-type="float" office:value="17.0443165618" calcext:value-type="float">
            <text:p>17.0443165618</text:p>
          </table:table-cell>
          <table:table-cell office:value-type="float" office:value="-4.8697670839" calcext:value-type="float">
            <text:p>-4.8697670839</text:p>
          </table:table-cell>
          <table:table-cell office:value-type="float" office:value="-12.9336551511" calcext:value-type="float">
            <text:p>-12.9336551511</text:p>
          </table:table-cell>
          <table:table-cell table:style-name="ce7" table:formula="of:=SQRT([.B87]^2+[.C87]^2+[.D87]^2)" office:value-type="float" office:value="53.2311635281827" calcext:value-type="float">
            <text:p>53.2311635282</text:p>
          </table:table-cell>
          <table:table-cell table:formula="of:=AVERAGE(ABS([.E87]);ABS( [.F87]);ABS([.G87]);ABS([.H87]))" office:value-type="float" office:value="11.755572068675" calcext:value-type="float">
            <text:p>11.7555720687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4.0020202" calcext:value-type="float">
            <text:p>-4.0020202</text:p>
          </table:table-cell>
          <table:table-cell office:value-type="float" office:value="9.14064529" calcext:value-type="float">
            <text:p>9.14064529</text:p>
          </table:table-cell>
          <table:table-cell office:value-type="float" office:value="164.41632525" calcext:value-type="float">
            <text:p>164.41632525</text:p>
          </table:table-cell>
          <table:table-cell office:value-type="float" office:value="11.122329983" calcext:value-type="float">
            <text:p>11.122329983</text:p>
          </table:table-cell>
          <table:table-cell office:value-type="float" office:value="15.1739302873" calcext:value-type="float">
            <text:p>15.1739302873</text:p>
          </table:table-cell>
          <table:table-cell office:value-type="float" office:value="-4.05160030427" calcext:value-type="float">
            <text:p>-4.0516003043</text:p>
          </table:table-cell>
          <table:table-cell office:value-type="float" office:value="-11.0989195952" calcext:value-type="float">
            <text:p>-11.0989195952</text:p>
          </table:table-cell>
          <table:table-cell table:style-name="ce7" table:formula="of:=SQRT([.B88]^2+[.C88]^2+[.D88]^2)" office:value-type="float" office:value="164.718837935169" calcext:value-type="float">
            <text:p>164.7188379352</text:p>
          </table:table-cell>
          <table:table-cell table:formula="of:=AVERAGE(ABS([.E88]);ABS( [.F88]);ABS([.G88]);ABS([.H88]))" office:value-type="float" office:value="10.3616950424425" calcext:value-type="float">
            <text:p>10.3616950424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12.15351908" calcext:value-type="float">
            <text:p>-12.15351908</text:p>
          </table:table-cell>
          <table:table-cell office:value-type="float" office:value="22.41900391" calcext:value-type="float">
            <text:p>22.41900391</text:p>
          </table:table-cell>
          <table:table-cell office:value-type="float" office:value="268.42583813" calcext:value-type="float">
            <text:p>268.42583813</text:p>
          </table:table-cell>
          <table:table-cell office:value-type="float" office:value="5.93947468036" calcext:value-type="float">
            <text:p>5.9394746804</text:p>
          </table:table-cell>
          <table:table-cell office:value-type="float" office:value="7.67553703465" calcext:value-type="float">
            <text:p>7.6755370347</text:p>
          </table:table-cell>
          <table:table-cell office:value-type="float" office:value="-1.73606235429" calcext:value-type="float">
            <text:p>-1.7360623543</text:p>
          </table:table-cell>
          <table:table-cell office:value-type="float" office:value="-5.44072168859" calcext:value-type="float">
            <text:p>-5.4407216886</text:p>
          </table:table-cell>
          <table:table-cell table:style-name="ce7" table:formula="of:=SQRT([.B89]^2+[.C89]^2+[.D89]^2)" office:value-type="float" office:value="269.634475425784" calcext:value-type="float">
            <text:p>269.6344754258</text:p>
          </table:table-cell>
          <table:table-cell table:formula="of:=AVERAGE(ABS([.E89]);ABS( [.F89]);ABS([.G89]);ABS([.H89]))" office:value-type="float" office:value="5.1979489394725" calcext:value-type="float">
            <text:p>5.1979489395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-23.10055074" calcext:value-type="float">
            <text:p>-23.10055074</text:p>
          </table:table-cell>
          <table:table-cell office:value-type="float" office:value="39.32077403" calcext:value-type="float">
            <text:p>39.32077403</text:p>
          </table:table-cell>
          <table:table-cell office:value-type="float" office:value="369.91190257" calcext:value-type="float">
            <text:p>369.91190257</text:p>
          </table:table-cell>
          <table:table-cell office:value-type="float" office:value="3.65723921327" calcext:value-type="float">
            <text:p>3.6572392133</text:p>
          </table:table-cell>
          <table:table-cell office:value-type="float" office:value="4.58539304388" calcext:value-type="float">
            <text:p>4.5853930439</text:p>
          </table:table-cell>
          <table:table-cell office:value-type="float" office:value="-0.92815383061" calcext:value-type="float">
            <text:p>-0.9281538306</text:p>
          </table:table-cell>
          <table:table-cell office:value-type="float" office:value="-3.1988059638" calcext:value-type="float">
            <text:p>-3.1988059638</text:p>
          </table:table-cell>
          <table:table-cell table:style-name="ce7" table:formula="of:=SQRT([.B90]^2+[.C90]^2+[.D90]^2)" office:value-type="float" office:value="372.71245535636" calcext:value-type="float">
            <text:p>372.7124553564</text:p>
          </table:table-cell>
          <table:table-cell table:formula="of:=AVERAGE(ABS([.E90]);ABS( [.F90]);ABS([.G90]);ABS([.H90]))" office:value-type="float" office:value="3.09239801289" calcext:value-type="float">
            <text:p>3.0923980129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>
          <table:table-cell table:style-name="ce2" office:value-type="float" office:value="19" calcext:value-type="float" table:number-columns-spanned="1" table:number-rows-spanned="4">
            <text:p>19</text:p>
          </table:table-cell>
          <table:table-cell office:value-type="float" office:value="7.8800383" calcext:value-type="float">
            <text:p>7.8800383</text:p>
          </table:table-cell>
          <table:table-cell office:value-type="float" office:value="-12.27443464" calcext:value-type="float">
            <text:p>-12.27443464</text:p>
          </table:table-cell>
          <table:table-cell office:value-type="float" office:value="52.7604148" calcext:value-type="float">
            <text:p>52.7604148</text:p>
          </table:table-cell>
          <table:table-cell office:value-type="float" office:value="12.1776342583" calcext:value-type="float">
            <text:p>12.1776342583</text:p>
          </table:table-cell>
          <table:table-cell office:value-type="float" office:value="17.047877698" calcext:value-type="float">
            <text:p>17.047877698</text:p>
          </table:table-cell>
          <table:table-cell office:value-type="float" office:value="-4.87024343973" calcext:value-type="float">
            <text:p>-4.8702434397</text:p>
          </table:table-cell>
          <table:table-cell office:value-type="float" office:value="10.450351325" calcext:value-type="float">
            <text:p>10.450351325</text:p>
          </table:table-cell>
          <table:table-cell table:style-name="ce7" table:formula="of:=SQRT([.B92]^2+[.C92]^2+[.D92]^2)" office:value-type="float" office:value="54.7395480362156" calcext:value-type="float">
            <text:p>54.7395480362</text:p>
          </table:table-cell>
          <table:table-cell table:formula="of:=AVERAGE(ABS([.E92]);ABS( [.F92]);ABS([.G92]);ABS([.H92]))" office:value-type="float" office:value="11.1365266802575" calcext:value-type="float">
            <text:p>11.1365266803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23.25874508" calcext:value-type="float">
            <text:p>23.25874508</text:p>
          </table:table-cell>
          <table:table-cell office:value-type="float" office:value="-33.31827963" calcext:value-type="float">
            <text:p>-33.31827963</text:p>
          </table:table-cell>
          <table:table-cell office:value-type="float" office:value="153.76398482" calcext:value-type="float">
            <text:p>153.76398482</text:p>
          </table:table-cell>
          <table:table-cell office:value-type="float" office:value="11.1306819285" calcext:value-type="float">
            <text:p>11.1306819285</text:p>
          </table:table-cell>
          <table:table-cell office:value-type="float" office:value="15.1848878743" calcext:value-type="float">
            <text:p>15.1848878743</text:p>
          </table:table-cell>
          <table:table-cell office:value-type="float" office:value="-4.05420594579" calcext:value-type="float">
            <text:p>-4.0542059458</text:p>
          </table:table-cell>
          <table:table-cell office:value-type="float" office:value="21.1793067647" calcext:value-type="float">
            <text:p>21.1793067647</text:p>
          </table:table-cell>
          <table:table-cell table:style-name="ce7" table:formula="of:=SQRT([.B93]^2+[.C93]^2+[.D93]^2)" office:value-type="float" office:value="159.042258560184" calcext:value-type="float">
            <text:p>159.0422585602</text:p>
          </table:table-cell>
          <table:table-cell table:formula="of:=AVERAGE(ABS([.E93]);ABS( [.F93]);ABS([.G93]);ABS([.H93]))" office:value-type="float" office:value="12.8872706283225" calcext:value-type="float">
            <text:p>12.8872706283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39.17261625" calcext:value-type="float">
            <text:p>39.17261625</text:p>
          </table:table-cell>
          <table:table-cell office:value-type="float" office:value="-54.70300485" calcext:value-type="float">
            <text:p>-54.70300485</text:p>
          </table:table-cell>
          <table:table-cell office:value-type="float" office:value="205.60526844" calcext:value-type="float">
            <text:p>205.60526844</text:p>
          </table:table-cell>
          <table:table-cell office:value-type="float" office:value="5.95849168803" calcext:value-type="float">
            <text:p>5.958491688</text:p>
          </table:table-cell>
          <table:table-cell office:value-type="float" office:value="7.6999559457" calcext:value-type="float">
            <text:p>7.6999559457</text:p>
          </table:table-cell>
          <table:table-cell office:value-type="float" office:value="-1.74146425768" calcext:value-type="float">
            <text:p>-1.7414642577</text:p>
          </table:table-cell>
          <table:table-cell office:value-type="float" office:value="13.9342930315" calcext:value-type="float">
            <text:p>13.9342930315</text:p>
          </table:table-cell>
          <table:table-cell table:style-name="ce7" table:formula="of:=SQRT([.B94]^2+[.C94]^2+[.D94]^2)" office:value-type="float" office:value="216.334091196402" calcext:value-type="float">
            <text:p>216.3340911964</text:p>
          </table:table-cell>
          <table:table-cell table:formula="of:=AVERAGE(ABS([.E94]);ABS( [.F94]);ABS([.G94]);ABS([.H94]))" office:value-type="float" office:value="7.3335512307275" calcext:value-type="float">
            <text:p>7.3335512307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50.91604056" calcext:value-type="float">
            <text:p>50.91604056</text:p>
          </table:table-cell>
          <table:table-cell office:value-type="float" office:value="-70.12237259" calcext:value-type="float">
            <text:p>-70.12237259</text:p>
          </table:table-cell>
          <table:table-cell office:value-type="float" office:value="237.69694765" calcext:value-type="float">
            <text:p>237.69694765</text:p>
          </table:table-cell>
          <table:table-cell office:value-type="float" office:value="3.6863951649" calcext:value-type="float">
            <text:p>3.6863951649</text:p>
          </table:table-cell>
          <table:table-cell office:value-type="float" office:value="4.62187751391" calcext:value-type="float">
            <text:p>4.6218775139</text:p>
          </table:table-cell>
          <table:table-cell office:value-type="float" office:value="-0.935482349014" calcext:value-type="float">
            <text:p>-0.935482349</text:p>
          </table:table-cell>
          <table:table-cell office:value-type="float" office:value="9.64406465815" calcext:value-type="float">
            <text:p>9.6440646582</text:p>
          </table:table-cell>
          <table:table-cell table:style-name="ce7" table:formula="of:=SQRT([.B95]^2+[.C95]^2+[.D95]^2)" office:value-type="float" office:value="253.000848310999" calcext:value-type="float">
            <text:p>253.000848311</text:p>
          </table:table-cell>
          <table:table-cell table:formula="of:=AVERAGE(ABS([.E95]);ABS( [.F95]);ABS([.G95]);ABS([.H95]))" office:value-type="float" office:value="4.7219549214935" calcext:value-type="float">
            <text:p>4.7219549215</text:p>
          </table:table-cell>
          <table:table-cell table:number-columns-repeated="1014"/>
        </table:table-row>
        <table:table-row table:style-name="ro1">
          <table:table-cell table:style-name="ce3" table:number-columns-repeated="8"/>
          <table:table-cell table:style-name="ce8"/>
          <table:table-cell table:style-name="ce3" table:number-columns-repeated="1015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0:43:01.140303027</meta:creation-date>
    <meta:generator>LibreOffice/5.1.6.2$Linux_X86_64 LibreOffice_project/10m0$Build-2</meta:generator>
    <dc:date>2018-06-23T14:07:29.371259667</dc:date>
    <meta:editing-duration>PT2H40M43S</meta:editing-duration>
    <meta:editing-cycles>36</meta:editing-cycles>
    <meta:document-statistic meta:table-count="1" meta:cell-count="713" meta:object-count="0"/>
  </office:meta>
</office:document-meta>
</file>